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3cm"/>
    </style:style>
    <style:style style:name="co2" style:family="table-column">
      <style:table-column-properties fo:break-before="auto" style:column-width="1.217cm"/>
    </style:style>
    <style:style style:name="co3" style:family="table-column">
      <style:table-column-properties fo:break-before="auto" style:column-width="2.778cm"/>
    </style:style>
    <style:style style:name="co4" style:family="table-column">
      <style:table-column-properties fo:break-before="auto" style:column-width="1.482cm"/>
    </style:style>
    <style:style style:name="co5" style:family="table-column">
      <style:table-column-properties fo:break-before="auto" style:column-width="7.938cm"/>
    </style:style>
    <style:style style:name="co6" style:family="table-column">
      <style:table-column-properties fo:break-before="auto" style:column-width="6.033cm"/>
    </style:style>
    <style:style style:name="co7" style:family="table-column">
      <style:table-column-properties fo:break-before="auto" style:column-width="3.175cm"/>
    </style:style>
    <style:style style:name="co8" style:family="table-column">
      <style:table-column-properties fo:break-before="auto" style:column-width="2.258cm"/>
    </style:style>
    <style:style style:name="ro1" style:family="table-row">
      <style:table-row-properties style:row-height="0.9cm" fo:break-before="auto" style:use-optimal-row-height="true"/>
    </style:style>
    <style:style style:name="ro2" style:family="table-row">
      <style:table-row-properties style:row-height="4.048cm" fo:break-before="auto" style:use-optimal-row-height="true"/>
    </style:style>
    <style:style style:name="ro3" style:family="table-row">
      <style:table-row-properties style:row-height="5.398cm" fo:break-before="auto" style:use-optimal-row-height="true"/>
    </style:style>
    <style:style style:name="ro4" style:family="table-row">
      <style:table-row-properties style:row-height="4.498cm" fo:break-before="auto" style:use-optimal-row-height="true"/>
    </style:style>
    <style:style style:name="ro5" style:family="table-row">
      <style:table-row-properties style:row-height="11.695cm" fo:break-before="auto" style:use-optimal-row-height="true"/>
    </style:style>
    <style:style style:name="ro6" style:family="table-row">
      <style:table-row-properties style:row-height="3.149cm" fo:break-before="auto" style:use-optimal-row-height="true"/>
    </style:style>
    <style:style style:name="ro7" style:family="table-row">
      <style:table-row-properties style:row-height="5.847cm" fo:break-before="auto" style:use-optimal-row-height="true"/>
    </style:style>
    <style:style style:name="ro8" style:family="table-row">
      <style:table-row-properties style:row-height="0.45cm" fo:break-before="auto" style:use-optimal-row-height="true"/>
    </style:style>
    <style:style style:name="ro9" style:family="table-row">
      <style:table-row-properties style:row-height="2.699cm" fo:break-before="auto" style:use-optimal-row-height="true"/>
    </style:style>
    <style:style style:name="ro10" style:family="table-row">
      <style:table-row-properties style:row-height="2.249cm" fo:break-before="auto" style:use-optimal-row-height="true"/>
    </style:style>
    <style:style style:name="ro11" style:family="table-row">
      <style:table-row-properties style:row-height="2.487cm" fo:break-before="auto" style:use-optimal-row-height="false"/>
    </style:style>
    <style:style style:name="ro12" style:family="table-row">
      <style:table-row-properties style:row-height="1.349cm" fo:break-before="auto" style:use-optimal-row-height="true"/>
    </style:style>
    <style:style style:name="ro13" style:family="table-row">
      <style:table-row-properties style:row-height="3.598cm" fo:break-before="auto" style:use-optimal-row-height="true"/>
    </style:style>
    <style:style style:name="ro14" style:family="table-row">
      <style:table-row-properties style:row-height="7.646cm" fo:break-before="auto" style:use-optimal-row-height="true"/>
    </style:style>
    <style:style style:name="ro15" style:family="table-row">
      <style:table-row-properties style:row-height="1.799cm" fo:break-before="auto" style:use-optimal-row-height="true"/>
    </style:style>
    <style:style style:name="ro16" style:family="table-row">
      <style:table-row-properties style:row-height="0.873cm" fo:break-before="auto" style:use-optimal-row-height="false"/>
    </style:style>
    <style:style style:name="ro17" style:family="table-row">
      <style:table-row-properties style:row-height="1.614cm" fo:break-before="auto" style:use-optimal-row-height="false"/>
    </style:style>
    <style:style style:name="ro18" style:family="table-row">
      <style:table-row-properties style:row-height="6.747cm" fo:break-before="auto" style:use-optimal-row-height="true"/>
    </style:style>
    <style:style style:name="ro19" style:family="table-row">
      <style:table-row-properties style:row-height="1.164cm" fo:break-before="auto" style:use-optimal-row-height="false"/>
    </style:style>
    <style:style style:name="ro20" style:family="table-row">
      <style:table-row-properties style:row-height="7.197cm" fo:break-before="auto" style:use-optimal-row-height="true"/>
    </style:style>
    <style:style style:name="ro21" style:family="table-row">
      <style:table-row-properties style:row-height="8.996cm" fo:break-before="auto" style:use-optimal-row-height="true"/>
    </style:style>
    <style:style style:name="ro22" style:family="table-row">
      <style:table-row-properties style:row-height="11.245cm" fo:break-before="auto" style:use-optimal-row-height="true"/>
    </style:style>
    <style:style style:name="ro23" style:family="table-row">
      <style:table-row-properties style:row-height="10.345cm" fo:break-before="auto" style:use-optimal-row-height="true"/>
    </style:style>
    <style:style style:name="ro24" style:family="table-row">
      <style:table-row-properties style:row-height="0.446cm" fo:break-before="auto" style:use-optimal-row-height="true"/>
    </style:style>
    <style:style style:name="ro25" style:family="table-row">
      <style:table-row-properties style:row-height="0.841cm" fo:break-before="auto" style:use-optimal-row-height="true"/>
    </style:style>
    <style:style style:name="ro26" style:family="table-row">
      <style:table-row-properties style:row-height="2.027cm" fo:break-before="auto" style:use-optimal-row-height="true"/>
    </style:style>
    <style:style style:name="ro27" style:family="table-row">
      <style:table-row-properties style:row-height="1.632cm" fo:break-before="auto" style:use-optimal-row-height="true"/>
    </style:style>
    <style:style style:name="ro28" style:family="table-row">
      <style:table-row-properties style:row-height="0.452cm" fo:break-before="auto" style:use-optimal-row-height="true"/>
    </style:style>
    <style:style style:name="ta1" style:family="table" style:master-page-name="PageStyle_5f_Sheet1">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data-style-name="N0">
      <style:table-cell-properties fo:background-color="#ffff00" style:text-align-source="fix" style:repeat-content="false" fo:wrap-option="wrap" fo:border="0.99pt solid #000000" style:vertical-align="top"/>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fo:wrap-option="wrap" fo:border="0.99pt solid #000000" style:vertical-align="top"/>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124">
      <style:table-cell-properties fo:wrap-option="wrap" fo:border="0.99pt solid #000000" style:vertical-align="top"/>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37">
      <style:table-cell-properties fo:wrap-option="wrap" fo:border="0.99pt solid #000000" style:vertical-align="top"/>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wrap-option="wrap" fo:border="0.99pt solid #000000" style:vertical-align="top"/>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wrap-option="wrap" fo:border="0.99pt solid #000000" style:vertical-align="top"/>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Tahoma" style:font-size-complex="10pt" style:font-style-complex="normal" style:font-weight-complex="norm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16" table:default-cell-style-name="ce2"/>
        <table:table-column table:style-name="co7" table:number-columns-repeated="234" table:default-cell-style-name="Default"/>
        <table:table-row table:style-name="ro1">
          <table:table-cell table:style-name="ce1" office:value-type="string">
            <text:p>Grado</text:p>
          </table:table-cell>
          <table:table-cell table:style-name="ce1" office:value-type="string">
            <text:p>Día</text:p>
          </table:table-cell>
          <table:table-cell table:style-name="ce1" office:value-type="string">
            <text:p>Fecha</text:p>
          </table:table-cell>
          <table:table-cell table:style-name="ce1" office:value-type="string">
            <text:p>semana</text:p>
          </table:table-cell>
          <table:table-cell table:style-name="ce1" office:value-type="string">
            <text:p>Actividad</text:p>
          </table:table-cell>
          <table:table-cell table:style-name="ce1" office:value-type="string">
            <text:p>Recursos</text:p>
          </table:table-cell>
          <table:table-cell table:style-name="ce1" office:value-type="string">
            <text:p>Dinámicas de trabajo</text:p>
          </table:table-cell>
          <table:table-cell table:style-name="ce1" office:value-type="string">
            <text:p>Habilidades</text:p>
          </table:table-cell>
          <table:table-cell table:number-columns-repeated="248"/>
        </table:table-row>
        <table:table-row table:style-name="ro2">
          <table:table-cell office:value-type="string">
            <text:p>1º A</text:p>
          </table:table-cell>
          <table:table-cell/>
          <table:table-cell office:value-type="string">
            <text:p>11-17 de marzo</text:p>
          </table:table-cell>
          <table:table-cell office:value-type="float" office:value="1">
            <text:p>1</text:p>
          </table:table-cell>
          <table:table-cell office:value-type="string">
            <text:p>Proyecto La Escuela: lxs chicxs recorren la escuela en grupos por sectores y toman fotos de las cosas/lugares/etc. que les llamaron la atención.</text:p>
          </table:table-cell>
          <table:table-cell office:value-type="string">
            <text:p>Cámara </text:p>
          </table:table-cell>
          <table:table-cell office:value-type="string">
            <text:p>3 grupos, uno con cada cámara, acompañados por un docente.</text:p>
          </table:table-cell>
          <table:table-cell office:value-type="string">
            <text:p>Uso básico de la cámara digital</text:p>
          </table:table-cell>
          <table:table-cell table:number-columns-repeated="248"/>
        </table:table-row>
        <table:table-row table:style-name="ro3">
          <table:table-cell office:value-type="string">
            <text:p>2º A</text:p>
          </table:table-cell>
          <table:table-cell/>
          <table:table-cell office:value-type="string">
            <text:p>11-17 de marzo</text:p>
          </table:table-cell>
          <table:table-cell office:value-type="float" office:value="1">
            <text:p>1</text:p>
          </table:table-cell>
          <table:table-cell office:value-type="string">
            <text:p>2º Grado Recomienda: lxs chicxs completan fichas de los diferentes cuentos de "¡Silencio niños! y otros cuentos", de Ema Wolf, en las que ubican autora, título, personajes, argumento, etc.</text:p>
          </table:table-cell>
          <table:table-cell office:value-type="string">
            <text:p>Escribir de Sugar</text:p>
          </table:table-cell>
          <table:table-cell office:value-type="string">
            <text:p>En parejas</text:p>
          </table:table-cell>
          <table:table-cell office:value-type="string">
            <text:p>Edición de textos en el procesador.</text:p>
          </table:table-cell>
          <table:table-cell table:number-columns-repeated="248"/>
        </table:table-row>
        <table:table-row table:style-name="ro3">
          <table:table-cell office:value-type="string">
            <text:p>2º B</text:p>
          </table:table-cell>
          <table:table-cell/>
          <table:table-cell office:value-type="string">
            <text:p>11-17 de marzo</text:p>
          </table:table-cell>
          <table:table-cell office:value-type="float" office:value="1">
            <text:p>1</text:p>
          </table:table-cell>
          <table:table-cell office:value-type="string">
            <text:p>2º Grado Recomienda: lxs chicxs completan fichas de los diferentes cuentos de "¡Silencio niños! y otros cuentos", de Ema Wolf, en las que ubican autora, título, personajes, argumento, etc.</text:p>
          </table:table-cell>
          <table:table-cell office:value-type="string">
            <text:p>Escribir de Sugar</text:p>
          </table:table-cell>
          <table:table-cell office:value-type="string">
            <text:p>En parejas</text:p>
          </table:table-cell>
          <table:table-cell office:value-type="string">
            <text:p>Edición de textos en el procesador.</text:p>
          </table:table-cell>
          <table:table-cell table:number-columns-repeated="248"/>
        </table:table-row>
        <table:table-row table:style-name="ro3">
          <table:table-cell office:value-type="string">
            <text:p>3º A</text:p>
          </table:table-cell>
          <table:table-cell/>
          <table:table-cell office:value-type="string">
            <text:p>11-17 de marzo</text:p>
          </table:table-cell>
          <table:table-cell office:value-type="float" office:value="1">
            <text:p>1</text:p>
          </table:table-cell>
          <table:table-cell office:value-type="string">
            <text:p>Proyecto plazas: lxs chicxs realizan una visita a la plaza. En ella, toman fotografías. Luego, en clase, las retoman en un archivo de Libre Office Writer hecho por lxs docentes y escriben epígrafes de las mismas.</text:p>
          </table:table-cell>
          <table:table-cell office:value-type="string">
            <text:p>Cámara digital / Libre Office Writer</text:p>
          </table:table-cell>
          <table:table-cell office:value-type="string">
            <text:p>En pequeños grupos / En parejas.</text:p>
          </table:table-cell>
          <table:table-cell office:value-type="string">
            <text:p>Utilización de la cámara digital. Trabajo con el procesador de textos. Guardado de archivos.</text:p>
          </table:table-cell>
          <table:table-cell table:number-columns-repeated="248"/>
        </table:table-row>
        <table:table-row table:style-name="ro3">
          <table:table-cell office:value-type="string">
            <text:p>3º B</text:p>
          </table:table-cell>
          <table:table-cell/>
          <table:table-cell office:value-type="string">
            <text:p>11-17 de marzo</text:p>
          </table:table-cell>
          <table:table-cell office:value-type="float" office:value="1">
            <text:p>1</text:p>
          </table:table-cell>
          <table:table-cell office:value-type="string">
            <text:p>Proyecto plazas: lxs chicxs realizan una visita a la plaza. En ella, toman fotografías. Luego, en clase, las retoman en un archivo de Libre Office Writer hecho por lxs docentes y escriben epígrafes de las mismas.</text:p>
          </table:table-cell>
          <table:table-cell office:value-type="string">
            <text:p>Cámara digital / Libre Office Writer</text:p>
          </table:table-cell>
          <table:table-cell office:value-type="string">
            <text:p>En pequeños grupos / En parejas.</text:p>
          </table:table-cell>
          <table:table-cell office:value-type="string">
            <text:p>Utilización de la cámara digital. Trabajo con el procesador de textos. Guardado de archivos.</text:p>
          </table:table-cell>
          <table:table-cell table:number-columns-repeated="248"/>
        </table:table-row>
        <table:table-row table:style-name="ro4">
          <table:table-cell office:value-type="string">
            <text:p>4º A</text:p>
          </table:table-cell>
          <table:table-cell/>
          <table:table-cell office:value-type="string">
            <text:p>11-17 de marzo</text:p>
          </table:table-cell>
          <table:table-cell office:value-type="float" office:value="1">
            <text:p>1</text:p>
          </table:table-cell>
          <table:table-cell office:value-type="string">
            <text:p>Repaso de Conocimiento del Mundo. Entre todxs exploramos http://maps.google.com y trabajamos la noción de escala. Recordamos las diferencias entre plano y mapa.</text:p>
          </table:table-cell>
          <table:table-cell office:value-type="string">
            <text:p>Mozilla Firefox - Proyector</text:p>
          </table:table-cell>
          <table:table-cell office:value-type="string">
            <text:p>Entre todxs</text:p>
          </table:table-cell>
          <table:table-cell office:value-type="string">
            <text:p>Uso de mapas online. Zoom.</text:p>
          </table:table-cell>
          <table:table-cell table:number-columns-repeated="248"/>
        </table:table-row>
        <table:table-row table:style-name="ro5">
          <table:table-cell office:value-type="string">
            <text:p>5º A</text:p>
          </table:table-cell>
          <table:table-cell/>
          <table:table-cell office:value-type="string">
            <text:p>11-17 de marzo</text:p>
          </table:table-cell>
          <table:table-cell office:value-type="float" office:value="1">
            <text:p>1</text:p>
          </table:table-cell>
          <table:table-cell table:style-name="ce5" office:value-type="string">
            <text:p>Proyecto: Procesos Productivos. En grupos, lxs chicxs entran a diversos sitios web propuestos por lxs docentes para buscar información sobre el circuito productivo que se les designó. Copian y pegan la información hallada en un procesador de textos. Páginas web: yerba - vino - trigo -azúcar - sal / celusal - dos anclas :: algún vino mendocino (malbec) :: Ledesma - Chango :: Rosamonte - Taragüí :: Los Molinos - harina y fideos</text:p>
          </table:table-cell>
          <table:table-cell office:value-type="string">
            <text:p>Libre Office Writer / Visor de documentos (.pdf) / Mozilla Firefox</text:p>
          </table:table-cell>
          <table:table-cell office:value-type="string">
            <text:p>En pequeños grupos</text:p>
          </table:table-cell>
          <table:table-cell office:value-type="string">
            <text:p>Búsqueda significativa de información. Guardado, copiado y pegado.</text:p>
          </table:table-cell>
          <table:table-cell office:value-type="string">
            <text:p>páginas que están ok: - Ledesma - </text:p>
          </table:table-cell>
          <table:table-cell table:number-columns-repeated="247"/>
        </table:table-row>
        <table:table-row table:style-name="ro3">
          <table:table-cell office:value-type="string">
            <text:p>6º A y 6º B</text:p>
          </table:table-cell>
          <table:table-cell/>
          <table:table-cell office:value-type="string">
            <text:p>11-17 de marzo</text:p>
          </table:table-cell>
          <table:table-cell office:value-type="float" office:value="1">
            <text:p>1</text:p>
          </table:table-cell>
          <table:table-cell office:value-type="string">
            <text:p>Proyecto: Problemas ambientales. Clase expositiva de lxs docentes, acompañada con el proyector, en el que se va creando entre todxs un mapa conceptual sobre el tema tratado en la clase.</text:p>
          </table:table-cell>
          <table:table-cell office:value-type="string">
            <text:p>CmapTools</text:p>
          </table:table-cell>
          <table:table-cell office:value-type="string">
            <text:p>Entre todxs</text:p>
          </table:table-cell>
          <table:table-cell office:value-type="string">
            <text:p>Copiado, creación de nodos, formato y ordenamiento de un mapa conceptual. Repaso del guardado de trabajos en esta aplicación.</text:p>
          </table:table-cell>
          <table:table-cell table:number-columns-repeated="248"/>
        </table:table-row>
        <table:table-row table:style-name="ro6">
          <table:table-cell office:value-type="string">
            <text:p>6º A y 6º B</text:p>
          </table:table-cell>
          <table:table-cell/>
          <table:table-cell office:value-type="string">
            <text:p>11-17 de marzo</text:p>
          </table:table-cell>
          <table:table-cell office:value-type="float" office:value="1">
            <text:p>1</text:p>
          </table:table-cell>
          <table:table-cell office:value-type="string">
            <text:p>Proyecto: Problemas ambientales. Búsqueda significativa de información en Internet</text:p>
          </table:table-cell>
          <table:table-cell office:value-type="string">
            <text:p>Mozilla Firefox</text:p>
          </table:table-cell>
          <table:table-cell office:value-type="string">
            <text:p>Entre todxs</text:p>
          </table:table-cell>
          <table:table-cell office:value-type="string">
            <text:p>Criterios de búsqueda. Utilización del navegador</text:p>
          </table:table-cell>
          <table:table-cell table:number-columns-repeated="248"/>
        </table:table-row>
        <table:table-row table:style-name="ro7">
          <table:table-cell office:value-type="string">
            <text:p>7º A</text:p>
          </table:table-cell>
          <table:table-cell/>
          <table:table-cell office:value-type="string">
            <text:p>11-17 de marzo</text:p>
          </table:table-cell>
          <table:table-cell office:value-type="float" office:value="1">
            <text:p>1</text:p>
          </table:table-cell>
          <table:table-cell office:value-type="string">
            <text:p>Video 24 de Marzo: Lxs chicxs descargan una imagen cada uno que acompañará su texto en el video que realizaremos junto con el taller audiovisual. Luego, entre todxs y con el proyector, confeccionamos el guión del video.</text:p>
          </table:table-cell>
          <table:table-cell office:value-type="string">
            <text:p>Mozilla Firefox - Libre Office Writer</text:p>
          </table:table-cell>
          <table:table-cell office:value-type="string">
            <text:p>Individual - Entre todxs</text:p>
          </table:table-cell>
          <table:table-cell office:value-type="string">
            <text:p>Búsqueda significativa de imágenes. Guardado.</text:p>
          </table:table-cell>
          <table:table-cell table:number-columns-repeated="248"/>
        </table:table-row>
        <table:table-row table:style-name="ro8">
          <table:table-cell office:value-type="string">
            <text:p>3º B</text:p>
          </table:table-cell>
          <table:table-cell office:value-type="string">
            <text:p>Lu</text:p>
          </table:table-cell>
          <table:table-cell office:value-type="string">
            <text:p>18-25 de marzo</text:p>
          </table:table-cell>
          <table:table-cell office:value-type="float" office:value="2">
            <text:p>2</text:p>
          </table:table-cell>
          <table:table-cell office:value-type="string">
            <text:p>No tenemos clase</text:p>
          </table:table-cell>
          <table:table-cell table:number-columns-repeated="251"/>
        </table:table-row>
        <table:table-row table:style-name="ro6">
          <table:table-cell office:value-type="string">
            <text:p>6º A</text:p>
          </table:table-cell>
          <table:table-cell office:value-type="string">
            <text:p>Lu</text:p>
          </table:table-cell>
          <table:table-cell office:value-type="string">
            <text:p>18-25 de marzo</text:p>
          </table:table-cell>
          <table:table-cell office:value-type="float" office:value="2">
            <text:p>2</text:p>
          </table:table-cell>
          <table:table-cell office:value-type="string">
            <text:p>Búsqueda de información en internet y confección de un primer borrador de informe.</text:p>
          </table:table-cell>
          <table:table-cell office:value-type="string">
            <text:p>Mozilla Firefox - Libre Office Writer</text:p>
          </table:table-cell>
          <table:table-cell office:value-type="string">
            <text:p>Entre todxs</text:p>
          </table:table-cell>
          <table:table-cell office:value-type="string">
            <text:p>Búsqueda significativa de información en Internet y herramientas básicas de edición de textos</text:p>
          </table:table-cell>
          <table:table-cell table:number-columns-repeated="248"/>
        </table:table-row>
        <table:table-row table:style-name="ro6">
          <table:table-cell office:value-type="string">
            <text:p>6º B</text:p>
          </table:table-cell>
          <table:table-cell office:value-type="string">
            <text:p>Lu</text:p>
          </table:table-cell>
          <table:table-cell office:value-type="string">
            <text:p>18-25 de marzo</text:p>
          </table:table-cell>
          <table:table-cell office:value-type="float" office:value="2">
            <text:p>2</text:p>
          </table:table-cell>
          <table:table-cell office:value-type="string">
            <text:p>Búsqueda de información en internet y confección de un primer borrador de informe.</text:p>
          </table:table-cell>
          <table:table-cell office:value-type="string">
            <text:p>Mozilla Firefox - Libre Office Writer</text:p>
          </table:table-cell>
          <table:table-cell office:value-type="string">
            <text:p>Entre todxs</text:p>
          </table:table-cell>
          <table:table-cell office:value-type="string">
            <text:p>Búsqueda significativa de información en Internet y herramientas básicas de edición de textos</text:p>
          </table:table-cell>
          <table:table-cell table:number-columns-repeated="248"/>
        </table:table-row>
        <table:table-row table:style-name="ro9">
          <table:table-cell office:value-type="string">
            <text:p>4º A</text:p>
          </table:table-cell>
          <table:table-cell office:value-type="string">
            <text:p>Lu</text:p>
          </table:table-cell>
          <table:table-cell office:value-type="string">
            <text:p>18-25 de marzo</text:p>
          </table:table-cell>
          <table:table-cell office:value-type="float" office:value="2">
            <text:p>2</text:p>
          </table:table-cell>
          <table:table-cell office:value-type="string">
            <text:p>Búsqueda en Internet de diferentes tipos de mapas en base a una consigna dada por lxs docentes</text:p>
          </table:table-cell>
          <table:table-cell office:value-type="string">
            <text:p>Mozilla Firefox</text:p>
          </table:table-cell>
          <table:table-cell office:value-type="string">
            <text:p>En parejas</text:p>
          </table:table-cell>
          <table:table-cell office:value-type="string">
            <text:p>Búsqueda significativa de imágenes. Herramientas básicas para el guardado</text:p>
          </table:table-cell>
          <table:table-cell table:number-columns-repeated="248"/>
        </table:table-row>
        <table:table-row table:style-name="ro1">
          <table:table-cell office:value-type="string">
            <text:p>2º B</text:p>
          </table:table-cell>
          <table:table-cell office:value-type="string">
            <text:p>Ma</text:p>
          </table:table-cell>
          <table:table-cell office:value-type="string">
            <text:p>18-25 de marzo</text:p>
          </table:table-cell>
          <table:table-cell office:value-type="float" office:value="2">
            <text:p>2</text:p>
          </table:table-cell>
          <table:table-cell office:value-type="string" table:number-columns-spanned="4" table:number-rows-spanned="1">
            <text:p>No tenemos clase por asueto</text:p>
          </table:table-cell>
          <table:covered-table-cell table:number-columns-repeated="3" table:style-name="Default"/>
          <table:table-cell table:number-columns-repeated="248"/>
        </table:table-row>
        <table:table-row table:style-name="ro10">
          <table:table-cell office:value-type="string">
            <text:p>2º A</text:p>
          </table:table-cell>
          <table:table-cell office:value-type="string">
            <text:p>Mié</text:p>
          </table:table-cell>
          <table:table-cell office:value-type="string">
            <text:p>18-25 de marzo</text:p>
          </table:table-cell>
          <table:table-cell office:value-type="float" office:value="2">
            <text:p>2</text:p>
          </table:table-cell>
          <table:table-cell office:value-type="string">
            <text:p>Lxs chicxs realizan ilustraciones de los cuentos recomendados la clase pasada</text:p>
          </table:table-cell>
          <table:table-cell office:value-type="string">
            <text:p>Pintar</text:p>
          </table:table-cell>
          <table:table-cell office:value-type="string">
            <text:p>En parejas</text:p>
          </table:table-cell>
          <table:table-cell office:value-type="string">
            <text:p>Edición, diseño y guardado de imágenes</text:p>
          </table:table-cell>
          <table:table-cell table:number-columns-repeated="248"/>
        </table:table-row>
        <table:table-row table:style-name="ro6">
          <table:table-cell office:value-type="string">
            <text:p>6º A</text:p>
          </table:table-cell>
          <table:table-cell office:value-type="string">
            <text:p>Mié</text:p>
          </table:table-cell>
          <table:table-cell office:value-type="string">
            <text:p>18-25 de marzo</text:p>
          </table:table-cell>
          <table:table-cell office:value-type="float" office:value="2">
            <text:p>2</text:p>
          </table:table-cell>
          <table:table-cell office:value-type="string" table:number-columns-spanned="1" table:number-rows-spanned="2">
            <text:p>Lxs chicxs buscan información en Internet sobre distintos problemas ambientales y comienzan a elaborar su informe</text:p>
          </table:table-cell>
          <table:table-cell office:value-type="string" table:number-columns-spanned="1" table:number-rows-spanned="2">
            <text:p>Mozilla Firefox <text:s/>- Libre Office Writer</text:p>
          </table:table-cell>
          <table:table-cell office:value-type="string" table:number-columns-spanned="1" table:number-rows-spanned="2">
            <text:p>En pequeños grupos, cada uno con un tema de investigación</text:p>
          </table:table-cell>
          <table:table-cell office:value-type="string" table:number-columns-spanned="1" table:number-rows-spanned="2">
            <text:p>Búsqueda significativa de información en internet, Elementos básicos de edición, cortado, pegado y guardado.</text:p>
          </table:table-cell>
          <table:table-cell table:number-columns-repeated="248"/>
        </table:table-row>
        <table:table-row table:style-name="ro11">
          <table:table-cell office:value-type="string">
            <text:p>6º B</text:p>
          </table:table-cell>
          <table:table-cell office:value-type="string">
            <text:p>Mié</text:p>
          </table:table-cell>
          <table:table-cell office:value-type="string">
            <text:p>18-25 de marzo</text:p>
          </table:table-cell>
          <table:table-cell office:value-type="float" office:value="2">
            <text:p>2</text:p>
          </table:table-cell>
          <table:covered-table-cell table:number-columns-repeated="4" table:style-name="Default"/>
          <table:table-cell table:number-columns-repeated="248"/>
        </table:table-row>
        <table:table-row table:style-name="ro12">
          <table:table-cell office:value-type="string">
            <text:p>7º A</text:p>
          </table:table-cell>
          <table:table-cell office:value-type="string">
            <text:p>Mié</text:p>
          </table:table-cell>
          <table:table-cell office:value-type="string">
            <text:p>18-25 de marzo</text:p>
          </table:table-cell>
          <table:table-cell office:value-type="float" office:value="2">
            <text:p>2</text:p>
          </table:table-cell>
          <table:table-cell office:value-type="string">
            <text:p>Vemos un video sobre el 24 de marzo</text:p>
          </table:table-cell>
          <table:table-cell office:value-type="string">
            <text:p>Proyector - VLC</text:p>
          </table:table-cell>
          <table:table-cell office:value-type="string">
            <text:p>Entre todxs</text:p>
          </table:table-cell>
          <table:table-cell table:number-columns-repeated="249"/>
        </table:table-row>
        <table:table-row table:style-name="ro6">
          <table:table-cell office:value-type="string">
            <text:p>1º A</text:p>
          </table:table-cell>
          <table:table-cell office:value-type="string">
            <text:p>Jue</text:p>
          </table:table-cell>
          <table:table-cell office:value-type="string">
            <text:p>18-25 de marzo</text:p>
          </table:table-cell>
          <table:table-cell office:value-type="float" office:value="2">
            <text:p>2</text:p>
          </table:table-cell>
          <table:table-cell office:value-type="string">
            <text:p>Lxs chicxs escriben epígrafes de las fotos tomadas la clase pasada en el recorrido por la escuela</text:p>
          </table:table-cell>
          <table:table-cell office:value-type="string">
            <text:p>Escribir</text:p>
          </table:table-cell>
          <table:table-cell office:value-type="string">
            <text:p>En parejas/ de a tres</text:p>
          </table:table-cell>
          <table:table-cell office:value-type="string">
            <text:p>Uso del procesador de textos - Utilización de tablas - Edición</text:p>
          </table:table-cell>
          <table:table-cell table:number-columns-repeated="248"/>
        </table:table-row>
        <table:table-row table:style-name="ro12">
          <table:table-cell office:value-type="string">
            <text:p>3º A</text:p>
          </table:table-cell>
          <table:table-cell office:value-type="string">
            <text:p>Vie</text:p>
          </table:table-cell>
          <table:table-cell office:value-type="string">
            <text:p>18-25 de marzo</text:p>
          </table:table-cell>
          <table:table-cell office:value-type="float" office:value="2">
            <text:p>2</text:p>
          </table:table-cell>
          <table:table-cell table:style-name="ce6" office:value-type="string" table:number-columns-spanned="4" table:number-rows-spanned="1">
            <text:p>No tenemos clase por ronda 24 de Marzo</text:p>
          </table:table-cell>
          <table:covered-table-cell table:number-columns-repeated="3" table:style-name="Default"/>
          <table:table-cell table:number-columns-repeated="248"/>
        </table:table-row>
        <table:table-row table:style-name="ro8">
          <table:table-cell office:value-type="string">
            <text:p>5º A</text:p>
          </table:table-cell>
          <table:table-cell office:value-type="string">
            <text:p>Vie</text:p>
          </table:table-cell>
          <table:table-cell office:value-type="string">
            <text:p>18-25 de marzo</text:p>
          </table:table-cell>
          <table:table-cell office:value-type="float" office:value="2">
            <text:p>2</text:p>
          </table:table-cell>
          <table:table-cell office:value-type="string" table:number-columns-spanned="4" table:number-rows-spanned="1">
            <text:p>No tenemos clase</text:p>
          </table:table-cell>
          <table:covered-table-cell table:number-columns-repeated="3" table:style-name="Default"/>
          <table:table-cell table:number-columns-repeated="248"/>
        </table:table-row>
        <table:table-row table:style-name="ro8">
          <table:table-cell office:value-type="string">
            <text:p>3º B</text:p>
          </table:table-cell>
          <table:table-cell office:value-type="string">
            <text:p>Lu</text:p>
          </table:table-cell>
          <table:table-cell office:value-type="string">
            <text:p>25-31 marzo</text:p>
          </table:table-cell>
          <table:table-cell office:value-type="float" office:value="3">
            <text:p>3</text:p>
          </table:table-cell>
          <table:table-cell table:style-name="ce6" office:value-type="string" table:number-columns-spanned="4" table:number-rows-spanned="1">
            <text:p>No tenemos clase</text:p>
          </table:table-cell>
          <table:covered-table-cell table:number-columns-repeated="3" table:style-name="Default"/>
          <table:table-cell table:number-columns-repeated="248"/>
        </table:table-row>
        <table:table-row table:style-name="ro13">
          <table:table-cell office:value-type="string">
            <text:p>6º A</text:p>
          </table:table-cell>
          <table:table-cell office:value-type="string">
            <text:p>Lu</text:p>
          </table:table-cell>
          <table:table-cell office:value-type="string">
            <text:p>25-31 marzo</text:p>
          </table:table-cell>
          <table:table-cell office:value-type="float" office:value="3">
            <text:p>3</text:p>
          </table:table-cell>
          <table:table-cell office:value-type="string">
            <text:p>Lxs chicxs se dedican a leer en profundidad la información sobre problemas ambientales hallada por ellos en Internet la clase pasada.</text:p>
          </table:table-cell>
          <table:table-cell office:value-type="string">
            <text:p>Mozilla Firefox - Libre Office Writer</text:p>
          </table:table-cell>
          <table:table-cell office:value-type="string">
            <text:p>En grupos por tema</text:p>
          </table:table-cell>
          <table:table-cell office:value-type="string">
            <text:p>Utilización básica del Mozilla Firefox. Uso del zoom.</text:p>
          </table:table-cell>
          <table:table-cell table:number-columns-repeated="248"/>
        </table:table-row>
        <table:table-row table:style-name="ro13">
          <table:table-cell office:value-type="string">
            <text:p>6º B</text:p>
          </table:table-cell>
          <table:table-cell office:value-type="string">
            <text:p>Lu</text:p>
          </table:table-cell>
          <table:table-cell office:value-type="string">
            <text:p>25-31 marzo</text:p>
          </table:table-cell>
          <table:table-cell office:value-type="float" office:value="3">
            <text:p>3</text:p>
          </table:table-cell>
          <table:table-cell office:value-type="string">
            <text:p>Lxs chicxs se dedican a leer en profundidad la información sobre problemas ambientales hallada por ellos en Internet la clase pasada.</text:p>
          </table:table-cell>
          <table:table-cell office:value-type="string">
            <text:p>Mozilla Firefox - Libre Office Writer</text:p>
          </table:table-cell>
          <table:table-cell office:value-type="string">
            <text:p>En grupos por tema</text:p>
          </table:table-cell>
          <table:table-cell office:value-type="string">
            <text:p>Utilización básica del Mozilla Firefox. Uso del zoom.</text:p>
          </table:table-cell>
          <table:table-cell table:number-columns-repeated="248"/>
        </table:table-row>
        <table:table-row table:style-name="ro14">
          <table:table-cell office:value-type="string">
            <text:p>4º A</text:p>
          </table:table-cell>
          <table:table-cell office:value-type="string">
            <text:p>Lu</text:p>
          </table:table-cell>
          <table:table-cell office:value-type="string">
            <text:p>25-31 marzo</text:p>
          </table:table-cell>
          <table:table-cell office:value-type="float" office:value="3">
            <text:p>3</text:p>
          </table:table-cell>
          <table:table-cell office:value-type="string">
            <text:p>Lxs chicxs continúan buscando diferentes tipos de mapas en la web en función de una consgina dada por lxs docentes. Luego, realizamos una puesta en común entre todos y con el proyector, conversando sobre las diferentes descargas realizadas por lxs chicxs.</text:p>
          </table:table-cell>
          <table:table-cell office:value-type="string">
            <text:p>Mozilla Firefox</text:p>
          </table:table-cell>
          <table:table-cell office:value-type="string">
            <text:p>En parejas</text:p>
          </table:table-cell>
          <table:table-cell office:value-type="string">
            <text:p>Búsqueda significativa de imágenes en www.gooogle.com / Guardado y recuperación de imágenes.</text:p>
          </table:table-cell>
          <table:table-cell table:number-columns-repeated="248"/>
        </table:table-row>
        <table:table-row table:style-name="ro2">
          <table:table-cell office:value-type="string">
            <text:p>2º B</text:p>
          </table:table-cell>
          <table:table-cell office:value-type="string">
            <text:p>Ma</text:p>
          </table:table-cell>
          <table:table-cell office:value-type="string">
            <text:p>25-31 marzo</text:p>
          </table:table-cell>
          <table:table-cell office:value-type="float" office:value="3">
            <text:p>3</text:p>
          </table:table-cell>
          <table:table-cell office:value-type="string">
            <text:p>Lxs chicxs continúan completando las fichas de recomendación de "¡Silencio niños! y otros cuentos", de Ema Wolf. Ilustran sus trabajos </text:p>
          </table:table-cell>
          <table:table-cell office:value-type="string">
            <text:p>Escribir y Paint</text:p>
          </table:table-cell>
          <table:table-cell office:value-type="string">
            <text:p>En parejas</text:p>
          </table:table-cell>
          <table:table-cell office:value-type="string">
            <text:p>Edición y producción básica de textos, uso de signos de puntuación. Creación y edición de imágenes.</text:p>
          </table:table-cell>
          <table:table-cell table:number-columns-repeated="248"/>
        </table:table-row>
        <table:table-row table:style-name="ro12">
          <table:table-cell office:value-type="string">
            <text:p>2º A</text:p>
          </table:table-cell>
          <table:table-cell office:value-type="string">
            <text:p>Mié</text:p>
          </table:table-cell>
          <table:table-cell office:value-type="string">
            <text:p>25-31 marzo</text:p>
          </table:table-cell>
          <table:table-cell office:value-type="float" office:value="3">
            <text:p>3</text:p>
          </table:table-cell>
          <table:table-cell office:value-type="string">
            <text:p>Lxs chicxs juegan memotests de sumas.</text:p>
          </table:table-cell>
          <table:table-cell office:value-type="string">
            <text:p>Memorizar</text:p>
          </table:table-cell>
          <table:table-cell office:value-type="string">
            <text:p>En parejas</text:p>
          </table:table-cell>
          <table:table-cell table:number-columns-repeated="249"/>
        </table:table-row>
        <table:table-row table:style-name="ro8">
          <table:table-cell office:value-type="string">
            <text:p>6º A</text:p>
          </table:table-cell>
          <table:table-cell office:value-type="string">
            <text:p>Mié</text:p>
          </table:table-cell>
          <table:table-cell office:value-type="string">
            <text:p>25-31 marzo</text:p>
          </table:table-cell>
          <table:table-cell office:value-type="float" office:value="3">
            <text:p>3</text:p>
          </table:table-cell>
          <table:table-cell office:value-type="string" table:number-columns-spanned="4" table:number-rows-spanned="1">
            <text:p>No tenemos clase</text:p>
          </table:table-cell>
          <table:covered-table-cell table:number-columns-repeated="3" table:style-name="Default"/>
          <table:table-cell table:number-columns-repeated="248"/>
        </table:table-row>
        <table:table-row table:style-name="ro8">
          <table:table-cell office:value-type="string">
            <text:p>6º B</text:p>
          </table:table-cell>
          <table:table-cell office:value-type="string">
            <text:p>Mié</text:p>
          </table:table-cell>
          <table:table-cell office:value-type="string">
            <text:p>25-31 marzo</text:p>
          </table:table-cell>
          <table:table-cell office:value-type="float" office:value="3">
            <text:p>3</text:p>
          </table:table-cell>
          <table:table-cell office:value-type="string" table:number-columns-spanned="4" table:number-rows-spanned="1">
            <text:p>No tenemos clase</text:p>
          </table:table-cell>
          <table:covered-table-cell table:number-columns-repeated="3" table:style-name="Default"/>
          <table:table-cell table:number-columns-repeated="248"/>
        </table:table-row>
        <table:table-row table:style-name="ro14">
          <table:table-cell office:value-type="string">
            <text:p>7º A</text:p>
          </table:table-cell>
          <table:table-cell office:value-type="string">
            <text:p>Mié</text:p>
          </table:table-cell>
          <table:table-cell office:value-type="string">
            <text:p>25-31 marzo</text:p>
          </table:table-cell>
          <table:table-cell office:value-type="float" office:value="3">
            <text:p>3</text:p>
          </table:table-cell>
          <table:table-cell office:value-type="string">
            <text:p>Clase expositiva. Lxs chicxs y a la vez lxs docentes con el proyector toman notas en modo markdown y al mismo tiempo lxs docentes confeccionamos una línea de tiempo en http://timeline.verite.co/. En ella que ubicamos las presidencias argentinas entre 1880 y 1916.</text:p>
          </table:table-cell>
          <table:table-cell office:value-type="string">
            <text:p>Gedit - Google drive - timeline.verite.co</text:p>
          </table:table-cell>
          <table:table-cell office:value-type="string">
            <text:p>Entre todxs - Individual</text:p>
          </table:table-cell>
          <table:table-cell office:value-type="string">
            <text:p>Lenguaje Markdown - Confección de líneas de tiempo - Trabajo con tablas.</text:p>
          </table:table-cell>
          <table:table-cell table:number-columns-repeated="248"/>
        </table:table-row>
        <table:table-row table:style-name="ro1">
          <table:table-cell office:value-type="string">
            <text:p>1º A</text:p>
          </table:table-cell>
          <table:table-cell office:value-type="string">
            <text:p>Jue</text:p>
          </table:table-cell>
          <table:table-cell office:value-type="string">
            <text:p>25-31 marzo</text:p>
          </table:table-cell>
          <table:table-cell office:value-type="float" office:value="3">
            <text:p>3</text:p>
          </table:table-cell>
          <table:table-cell office:value-type="string" table:number-columns-spanned="4" table:number-rows-spanned="1">
            <text:p>No tenemos clase. Feriado</text:p>
          </table:table-cell>
          <table:covered-table-cell table:number-columns-repeated="3" table:style-name="Default"/>
          <table:table-cell table:number-columns-repeated="248"/>
        </table:table-row>
        <table:table-row table:style-name="ro1">
          <table:table-cell office:value-type="string">
            <text:p>3º A</text:p>
          </table:table-cell>
          <table:table-cell office:value-type="string">
            <text:p>Vie</text:p>
          </table:table-cell>
          <table:table-cell office:value-type="string">
            <text:p>25-31 marzo</text:p>
          </table:table-cell>
          <table:table-cell office:value-type="float" office:value="3">
            <text:p>3</text:p>
          </table:table-cell>
          <table:table-cell office:value-type="string" table:number-columns-spanned="4" table:number-rows-spanned="1">
            <text:p>No tenemos clase. Feriado</text:p>
          </table:table-cell>
          <table:covered-table-cell table:number-columns-repeated="3" table:style-name="Default"/>
          <table:table-cell table:number-columns-repeated="248"/>
        </table:table-row>
        <table:table-row table:style-name="ro1">
          <table:table-cell office:value-type="string">
            <text:p>5º A</text:p>
          </table:table-cell>
          <table:table-cell office:value-type="string">
            <text:p>Vie</text:p>
          </table:table-cell>
          <table:table-cell office:value-type="string">
            <text:p>25-31 marzo</text:p>
          </table:table-cell>
          <table:table-cell office:value-type="float" office:value="3">
            <text:p>3</text:p>
          </table:table-cell>
          <table:table-cell office:value-type="string" table:number-columns-spanned="4" table:number-rows-spanned="1">
            <text:p>No tenemos clase- Feriado</text:p>
          </table:table-cell>
          <table:covered-table-cell table:number-columns-repeated="3" table:style-name="Default"/>
          <table:table-cell table:number-columns-repeated="248"/>
        </table:table-row>
        <table:table-row table:style-name="ro1">
          <table:table-cell office:value-type="string">
            <text:p>3º B</text:p>
          </table:table-cell>
          <table:table-cell office:value-type="string">
            <text:p>Lu</text:p>
          </table:table-cell>
          <table:table-cell office:value-type="string">
            <text:p>1-7 abril</text:p>
          </table:table-cell>
          <table:table-cell office:value-type="float" office:value="4">
            <text:p>4</text:p>
          </table:table-cell>
          <table:table-cell office:value-type="string" table:number-columns-spanned="4" table:number-rows-spanned="1">
            <text:p>No tenemos clase- Feriado</text:p>
          </table:table-cell>
          <table:covered-table-cell table:number-columns-repeated="3" table:style-name="Default"/>
          <table:table-cell table:number-columns-repeated="248"/>
        </table:table-row>
        <table:table-row table:style-name="ro1">
          <table:table-cell office:value-type="string">
            <text:p>6º A</text:p>
          </table:table-cell>
          <table:table-cell office:value-type="string">
            <text:p>Lu</text:p>
          </table:table-cell>
          <table:table-cell office:value-type="string">
            <text:p>1-7 abril</text:p>
          </table:table-cell>
          <table:table-cell office:value-type="float" office:value="4">
            <text:p>4</text:p>
          </table:table-cell>
          <table:table-cell office:value-type="string" table:number-columns-spanned="4" table:number-rows-spanned="1">
            <text:p>No tenemos clase- Feriado</text:p>
          </table:table-cell>
          <table:covered-table-cell table:number-columns-repeated="3" table:style-name="Default"/>
          <table:table-cell table:number-columns-repeated="248"/>
        </table:table-row>
        <table:table-row table:style-name="ro1">
          <table:table-cell office:value-type="string">
            <text:p>6º B</text:p>
          </table:table-cell>
          <table:table-cell office:value-type="string">
            <text:p>Lu</text:p>
          </table:table-cell>
          <table:table-cell office:value-type="string">
            <text:p>1-7 abril</text:p>
          </table:table-cell>
          <table:table-cell office:value-type="float" office:value="4">
            <text:p>4</text:p>
          </table:table-cell>
          <table:table-cell office:value-type="string" table:number-columns-spanned="4" table:number-rows-spanned="1">
            <text:p>No tenemos clase- Feriado</text:p>
          </table:table-cell>
          <table:covered-table-cell table:number-columns-repeated="3" table:style-name="Default"/>
          <table:table-cell table:number-columns-repeated="248"/>
        </table:table-row>
        <table:table-row table:style-name="ro1">
          <table:table-cell office:value-type="string">
            <text:p>4º A</text:p>
          </table:table-cell>
          <table:table-cell office:value-type="string">
            <text:p>Lu</text:p>
          </table:table-cell>
          <table:table-cell office:value-type="string">
            <text:p>1-7 abril</text:p>
          </table:table-cell>
          <table:table-cell office:value-type="float" office:value="4">
            <text:p>4</text:p>
          </table:table-cell>
          <table:table-cell office:value-type="string" table:number-columns-spanned="4" table:number-rows-spanned="1">
            <text:p>No tenemos clase- Feriado</text:p>
          </table:table-cell>
          <table:covered-table-cell table:number-columns-repeated="3" table:style-name="Default"/>
          <table:table-cell table:number-columns-repeated="248"/>
        </table:table-row>
        <table:table-row table:style-name="ro1">
          <table:table-cell office:value-type="string">
            <text:p>2º B</text:p>
          </table:table-cell>
          <table:table-cell office:value-type="string">
            <text:p>Ma</text:p>
          </table:table-cell>
          <table:table-cell office:value-type="string">
            <text:p>1-7 abril</text:p>
          </table:table-cell>
          <table:table-cell office:value-type="float" office:value="4">
            <text:p>4</text:p>
          </table:table-cell>
          <table:table-cell office:value-type="string" table:number-columns-spanned="4" table:number-rows-spanned="1">
            <text:p>No tenemos clase- Feriado</text:p>
          </table:table-cell>
          <table:covered-table-cell table:number-columns-repeated="3" table:style-name="Default"/>
          <table:table-cell table:number-columns-repeated="248"/>
        </table:table-row>
        <table:table-row table:style-name="ro15">
          <table:table-cell office:value-type="string">
            <text:p>2º A</text:p>
          </table:table-cell>
          <table:table-cell office:value-type="string">
            <text:p>Mié</text:p>
          </table:table-cell>
          <table:table-cell office:value-type="string">
            <text:p>1-7 abril</text:p>
          </table:table-cell>
          <table:table-cell office:value-type="float" office:value="4">
            <text:p>4</text:p>
          </table:table-cell>
          <table:table-cell office:value-type="string">
            <text:p>Lxs chicxs confeccionan sus propios memotests de sumas</text:p>
          </table:table-cell>
          <table:table-cell office:value-type="string">
            <text:p>Memorizar</text:p>
          </table:table-cell>
          <table:table-cell office:value-type="string">
            <text:p>En parejas</text:p>
          </table:table-cell>
          <table:table-cell office:value-type="string">
            <text:p>Repaso de matemática (sumas) y diseño de juegos.</text:p>
          </table:table-cell>
          <table:table-cell table:number-columns-repeated="248"/>
        </table:table-row>
        <table:table-row table:style-name="ro4">
          <table:table-cell office:value-type="string">
            <text:p>6º A</text:p>
          </table:table-cell>
          <table:table-cell office:value-type="string">
            <text:p>Mié</text:p>
          </table:table-cell>
          <table:table-cell office:value-type="string">
            <text:p>1-7 abril</text:p>
          </table:table-cell>
          <table:table-cell office:value-type="float" office:value="4">
            <text:p>4</text:p>
          </table:table-cell>
          <table:table-cell office:value-type="string" table:number-columns-spanned="1" table:number-rows-spanned="2">
            <text:p>Lxs chicxs continúan confeccionando sus informes sobre problemas ambientales, utilizando la información hallada en Intenet las clases anteriores.</text:p>
          </table:table-cell>
          <table:table-cell office:value-type="string" table:number-columns-spanned="1" table:number-rows-spanned="2">
            <text:p>Libre Office Writer - Mozilla Firefox</text:p>
          </table:table-cell>
          <table:table-cell office:value-type="string" table:number-columns-spanned="1" table:number-rows-spanned="2">
            <text:p>En grupos</text:p>
          </table:table-cell>
          <table:table-cell table:number-columns-spanned="1" table:number-rows-spanned="2"/>
          <table:table-cell table:number-columns-repeated="248"/>
        </table:table-row>
        <table:table-row table:style-name="ro16">
          <table:table-cell office:value-type="string">
            <text:p>6º B</text:p>
          </table:table-cell>
          <table:table-cell office:value-type="string">
            <text:p>Mié</text:p>
          </table:table-cell>
          <table:table-cell office:value-type="string">
            <text:p>1-7 abril</text:p>
          </table:table-cell>
          <table:table-cell office:value-type="float" office:value="4">
            <text:p>4</text:p>
          </table:table-cell>
          <table:covered-table-cell table:number-columns-repeated="4" table:style-name="Default"/>
          <table:table-cell table:number-columns-repeated="248"/>
        </table:table-row>
        <table:table-row table:style-name="ro14">
          <table:table-cell office:value-type="string">
            <text:p>7º A</text:p>
          </table:table-cell>
          <table:table-cell office:value-type="string">
            <text:p>Mié</text:p>
          </table:table-cell>
          <table:table-cell office:value-type="string">
            <text:p>1-7 abril</text:p>
          </table:table-cell>
          <table:table-cell office:value-type="float" office:value="4">
            <text:p>4</text:p>
          </table:table-cell>
          <table:table-cell office:value-type="string">
            <text:p>Clase expositiva. Lxs chicxs y a la vez lxs docentes con el proyector toman notas en modo markdown y al mismo tiempo lxs docentes confeccionamos una línea de tiempo en http://timeline.verite.co/. En ella que ubicamos las presidencias argentinas entre 1880 y 1916.</text:p>
          </table:table-cell>
          <table:table-cell office:value-type="string">
            <text:p>Gedit - Google drive - timeline.verite.co</text:p>
          </table:table-cell>
          <table:table-cell office:value-type="string">
            <text:p>Entre todxs - Individual</text:p>
          </table:table-cell>
          <table:table-cell office:value-type="string">
            <text:p>Lenguaje Markdown - Confección de líneas de tiempo - Trabajo con tablas.</text:p>
          </table:table-cell>
          <table:table-cell table:number-columns-repeated="248"/>
        </table:table-row>
        <table:table-row table:style-name="ro6">
          <table:table-cell office:value-type="string">
            <text:p>1º A</text:p>
          </table:table-cell>
          <table:table-cell office:value-type="string">
            <text:p>Jue</text:p>
          </table:table-cell>
          <table:table-cell office:value-type="string">
            <text:p>1-7 abril</text:p>
          </table:table-cell>
          <table:table-cell office:value-type="float" office:value="4">
            <text:p>4</text:p>
          </table:table-cell>
          <table:table-cell office:value-type="string">
            <text:p>Entre todxs escribimos un texto reconstruyendo una entrevista realizada a Andrea, la secretaria. Lo imprimimos.</text:p>
          </table:table-cell>
          <table:table-cell office:value-type="string">
            <text:p>Proyector - Libre Office Writer</text:p>
          </table:table-cell>
          <table:table-cell office:value-type="string">
            <text:p>Entre todxs</text:p>
          </table:table-cell>
          <table:table-cell office:value-type="string">
            <text:p>Edición de textos</text:p>
          </table:table-cell>
          <table:table-cell table:number-columns-repeated="248"/>
        </table:table-row>
        <table:table-row table:style-name="ro1">
          <table:table-cell office:value-type="string">
            <text:p>3º A</text:p>
          </table:table-cell>
          <table:table-cell office:value-type="string">
            <text:p>Vie</text:p>
          </table:table-cell>
          <table:table-cell office:value-type="string">
            <text:p>1-7 abril</text:p>
          </table:table-cell>
          <table:table-cell office:value-type="float" office:value="4">
            <text:p>4</text:p>
          </table:table-cell>
          <table:table-cell office:value-type="string" table:number-columns-spanned="4" table:number-rows-spanned="1">
            <text:p>No tenemos clase por feriado</text:p>
          </table:table-cell>
          <table:covered-table-cell table:number-columns-repeated="3" table:style-name="Default"/>
          <table:table-cell table:number-columns-repeated="248"/>
        </table:table-row>
        <table:table-row table:style-name="ro10">
          <table:table-cell office:value-type="string">
            <text:p>5º A</text:p>
          </table:table-cell>
          <table:table-cell office:value-type="string">
            <text:p>Vie</text:p>
          </table:table-cell>
          <table:table-cell office:value-type="string">
            <text:p>1-7 abril</text:p>
          </table:table-cell>
          <table:table-cell office:value-type="float" office:value="4">
            <text:p>4</text:p>
          </table:table-cell>
          <table:table-cell office:value-type="string">
            <text:p>Entre todxs escribimos un informe sobre el proceso productivo de la leche.</text:p>
          </table:table-cell>
          <table:table-cell office:value-type="string">
            <text:p>Proyector - Libre Office Writer</text:p>
          </table:table-cell>
          <table:table-cell office:value-type="string">
            <text:p>Entre todxs</text:p>
          </table:table-cell>
          <table:table-cell office:value-type="string">
            <text:p>Confección de un informe - Edición básica de textos. Copiado y pegado de información.</text:p>
          </table:table-cell>
          <table:table-cell table:number-columns-repeated="248"/>
        </table:table-row>
        <table:table-row table:style-name="ro2">
          <table:table-cell office:value-type="string">
            <text:p>3º B</text:p>
          </table:table-cell>
          <table:table-cell office:value-type="string">
            <text:p>Lu</text:p>
          </table:table-cell>
          <table:table-cell office:value-type="string">
            <text:p>8-14 abril</text:p>
          </table:table-cell>
          <table:table-cell office:value-type="float" office:value="5">
            <text:p>5</text:p>
          </table:table-cell>
          <table:table-cell office:value-type="string">
            <text:p>No tenemos clase por visita a Plaza de Mayo. Lxs chicxs y lxs maestrxs llevan la cámara digital para realizar un registro audiovisual del lugar.</text:p>
          </table:table-cell>
          <table:table-cell office:value-type="string">
            <text:p>Cámara digital</text:p>
          </table:table-cell>
          <table:table-cell office:value-type="string">
            <text:p>Entre todxs</text:p>
          </table:table-cell>
          <table:table-cell office:value-type="string">
            <text:p>Filmación de videos</text:p>
          </table:table-cell>
          <table:table-cell table:number-columns-repeated="248"/>
        </table:table-row>
        <table:table-row table:style-name="ro13">
          <table:table-cell office:value-type="string">
            <text:p>6º A</text:p>
          </table:table-cell>
          <table:table-cell office:value-type="string">
            <text:p>Lu</text:p>
          </table:table-cell>
          <table:table-cell office:value-type="string">
            <text:p>8-14 abril</text:p>
          </table:table-cell>
          <table:table-cell office:value-type="float" office:value="5">
            <text:p>5</text:p>
          </table:table-cell>
          <table:table-cell office:value-type="string" table:number-columns-spanned="1" table:number-rows-spanned="2">
            <text:p>Lxs chicxs continúan confeccionando informes sobre los problemas ambientales seleccionados para trabajar en clase.</text:p>
          </table:table-cell>
          <table:table-cell office:value-type="string" table:number-columns-spanned="1" table:number-rows-spanned="2">
            <text:p>Libre Office Writer - Mozilla Firefox</text:p>
          </table:table-cell>
          <table:table-cell office:value-type="string" table:number-columns-spanned="1" table:number-rows-spanned="2">
            <text:p>En grupos por temas</text:p>
          </table:table-cell>
          <table:table-cell office:value-type="string" table:number-columns-spanned="1" table:number-rows-spanned="2">
            <text:p>Edición de textos - Selección de información significativa sobre un tema en Internet. Copiado y pegado. Guardado.</text:p>
          </table:table-cell>
          <table:table-cell table:number-columns-repeated="248"/>
        </table:table-row>
        <table:table-row table:style-name="ro17">
          <table:table-cell office:value-type="string">
            <text:p>6º B</text:p>
          </table:table-cell>
          <table:table-cell office:value-type="string">
            <text:p>Lu</text:p>
          </table:table-cell>
          <table:table-cell office:value-type="string">
            <text:p>8-14 abril</text:p>
          </table:table-cell>
          <table:table-cell office:value-type="float" office:value="5">
            <text:p>5</text:p>
          </table:table-cell>
          <table:covered-table-cell table:number-columns-repeated="4" table:style-name="Default"/>
          <table:table-cell table:number-columns-repeated="248"/>
        </table:table-row>
        <table:table-row table:style-name="ro2">
          <table:table-cell office:value-type="string">
            <text:p>4º A</text:p>
          </table:table-cell>
          <table:table-cell office:value-type="string">
            <text:p>Lu</text:p>
          </table:table-cell>
          <table:table-cell office:value-type="string">
            <text:p>8-14 abril</text:p>
          </table:table-cell>
          <table:table-cell office:value-type="float" office:value="5">
            <text:p>5</text:p>
          </table:table-cell>
          <table:table-cell office:value-type="string">
            <text:p>Lxs chicxs juegan en http://mapasinteractivos.didactalia.net ubicando las provincias de nuestro país y sus nombres en el mapa.</text:p>
          </table:table-cell>
          <table:table-cell office:value-type="string">
            <text:p>Mozilla Firefox. http://mapasinteractivos.didactalia.net</text:p>
          </table:table-cell>
          <table:table-cell office:value-type="string">
            <text:p>En parejas</text:p>
          </table:table-cell>
          <table:table-cell office:value-type="string">
            <text:p>Juego interactivo e geografía</text:p>
          </table:table-cell>
          <table:table-cell table:number-columns-repeated="248"/>
        </table:table-row>
        <table:table-row table:style-name="ro12">
          <table:table-cell office:value-type="string">
            <text:p>2º B</text:p>
          </table:table-cell>
          <table:table-cell office:value-type="string">
            <text:p>Ma</text:p>
          </table:table-cell>
          <table:table-cell office:value-type="string">
            <text:p>8-14 abril</text:p>
          </table:table-cell>
          <table:table-cell office:value-type="float" office:value="5">
            <text:p>5</text:p>
          </table:table-cell>
          <table:table-cell office:value-type="string">
            <text:p>Vemos videos y letras de coplas.</text:p>
          </table:table-cell>
          <table:table-cell office:value-type="string">
            <text:p>Proyector - Mozilla Firefox - youtube.com</text:p>
          </table:table-cell>
          <table:table-cell office:value-type="string">
            <text:p>Entre todxs</text:p>
          </table:table-cell>
          <table:table-cell table:number-columns-repeated="249"/>
        </table:table-row>
        <table:table-row table:style-name="ro9">
          <table:table-cell office:value-type="string">
            <text:p>2º A</text:p>
          </table:table-cell>
          <table:table-cell office:value-type="string">
            <text:p>Mié</text:p>
          </table:table-cell>
          <table:table-cell office:value-type="string">
            <text:p>8-14 abril</text:p>
          </table:table-cell>
          <table:table-cell office:value-type="float" office:value="5">
            <text:p>5</text:p>
          </table:table-cell>
          <table:table-cell office:value-type="string">
            <text:p>Vemos videos de coplas y buscamos adivinanzas en Internet</text:p>
          </table:table-cell>
          <table:table-cell office:value-type="string">
            <text:p>Proyector - Mozilla Firefox - youtube.com - google.com - http://www.adivinancero.com/</text:p>
          </table:table-cell>
          <table:table-cell office:value-type="string">
            <text:p>Entre todxs</text:p>
          </table:table-cell>
          <table:table-cell office:value-type="string">
            <text:p>Búsqueda significativa en Internet</text:p>
          </table:table-cell>
          <table:table-cell table:number-columns-repeated="248"/>
        </table:table-row>
        <table:table-row table:style-name="ro8">
          <table:table-cell office:value-type="string">
            <text:p>6º A</text:p>
          </table:table-cell>
          <table:table-cell office:value-type="string">
            <text:p>Mié</text:p>
          </table:table-cell>
          <table:table-cell office:value-type="string">
            <text:p>8-14 abril</text:p>
          </table:table-cell>
          <table:table-cell office:value-type="float" office:value="5">
            <text:p>5</text:p>
          </table:table-cell>
          <table:table-cell office:value-type="string" table:number-columns-spanned="4" table:number-rows-spanned="2">
            <text:p>No tenemos clase</text:p>
          </table:table-cell>
          <table:covered-table-cell table:number-columns-repeated="3" table:style-name="Default"/>
          <table:table-cell table:number-columns-repeated="248"/>
        </table:table-row>
        <table:table-row table:style-name="ro8">
          <table:table-cell office:value-type="string">
            <text:p>6º B</text:p>
          </table:table-cell>
          <table:table-cell office:value-type="string">
            <text:p>Mié</text:p>
          </table:table-cell>
          <table:table-cell office:value-type="string">
            <text:p>8-14 abril</text:p>
          </table:table-cell>
          <table:table-cell office:value-type="float" office:value="5">
            <text:p>5</text:p>
          </table:table-cell>
          <table:covered-table-cell table:number-columns-repeated="4" table:style-name="Default"/>
          <table:table-cell table:number-columns-repeated="248"/>
        </table:table-row>
        <table:table-row table:style-name="ro2">
          <table:table-cell office:value-type="string">
            <text:p>7º A</text:p>
          </table:table-cell>
          <table:table-cell office:value-type="string">
            <text:p>Mié</text:p>
          </table:table-cell>
          <table:table-cell office:value-type="string">
            <text:p>8-14 abril</text:p>
          </table:table-cell>
          <table:table-cell office:value-type="float" office:value="5">
            <text:p>5</text:p>
          </table:table-cell>
          <table:table-cell office:value-type="string">
            <text:p>Clase expositiva. Realización en simultáneo de una línea de tiempo</text:p>
          </table:table-cell>
          <table:table-cell office:value-type="string">
            <text:p>Proyector - <text:s/>googledrive - http://timeline.verite.co/ - campus</text:p>
          </table:table-cell>
          <table:table-cell office:value-type="string">
            <text:p>Entre todxs</text:p>
          </table:table-cell>
          <table:table-cell office:value-type="string">
            <text:p>Realización de una tabla para el ordenamiento de sucesos en el tiempo. Conversión a linea de tiempo. Inserción de imágenes en la misma.</text:p>
          </table:table-cell>
          <table:table-cell table:number-columns-repeated="248"/>
        </table:table-row>
        <table:table-row table:style-name="ro6">
          <table:table-cell office:value-type="string">
            <text:p>1º A</text:p>
          </table:table-cell>
          <table:table-cell office:value-type="string">
            <text:p>Jue</text:p>
          </table:table-cell>
          <table:table-cell office:value-type="string">
            <text:p>8-14 abril</text:p>
          </table:table-cell>
          <table:table-cell office:value-type="float" office:value="5">
            <text:p>5</text:p>
          </table:table-cell>
          <table:table-cell office:value-type="string">
            <text:p>Lxs chicxs escriben un registro de las entrevistas realizadas a Nacho y Diego. Las imprimimos.</text:p>
          </table:table-cell>
          <table:table-cell office:value-type="string">
            <text:p>Escribir de Sugar</text:p>
          </table:table-cell>
          <table:table-cell office:value-type="string">
            <text:p>En parejas</text:p>
          </table:table-cell>
          <table:table-cell office:value-type="string">
            <text:p>Ingreso a la actividad Escribir, creación de un archivo nuevo. Manejo básico del procesador de textos.</text:p>
          </table:table-cell>
          <table:table-cell table:number-columns-repeated="248"/>
        </table:table-row>
        <table:table-row table:style-name="ro1">
          <table:table-cell office:value-type="string">
            <text:p>3º A</text:p>
          </table:table-cell>
          <table:table-cell office:value-type="string">
            <text:p>Vie</text:p>
          </table:table-cell>
          <table:table-cell office:value-type="string">
            <text:p>8-14 abril</text:p>
          </table:table-cell>
          <table:table-cell office:value-type="float" office:value="5">
            <text:p>5</text:p>
          </table:table-cell>
          <table:table-cell office:value-type="string" table:number-columns-spanned="4" table:number-rows-spanned="1">
            <text:p>No tenemos clase por ronda Trinity</text:p>
          </table:table-cell>
          <table:covered-table-cell table:number-columns-repeated="3" table:style-name="Default"/>
          <table:table-cell table:number-columns-repeated="248"/>
        </table:table-row>
        <table:table-row table:style-name="ro18">
          <table:table-cell office:value-type="string">
            <text:p>5º A</text:p>
          </table:table-cell>
          <table:table-cell office:value-type="string">
            <text:p>Vie</text:p>
          </table:table-cell>
          <table:table-cell office:value-type="string">
            <text:p>8-14 abril</text:p>
          </table:table-cell>
          <table:table-cell office:value-type="float" office:value="5">
            <text:p>5</text:p>
          </table:table-cell>
          <table:table-cell office:value-type="string">
            <text:p>Vemos un video sobre las economías regionales ("Las agriculturas regionales: Tucuman, Misiones, Chaco, Mendoza, Río Negro"). Lxs chicxs continúan escribiendo sus informes sobre circuitos productivos</text:p>
          </table:table-cell>
          <table:table-cell office:value-type="string">
            <text:p>Proyector - http://conectate.gov.ar/educar-portal-video-web/module/detalleRecurso/DetalleRecurso.do?searchString=geograf%C3%ADa&amp;tipoFuncionalId=12&amp;recursoPadreId=50055&amp;idRecurso=103907 - Libre Office Writer - Mozilla Firefox</text:p>
          </table:table-cell>
          <table:table-cell office:value-type="string">
            <text:p>En grupos por circuito</text:p>
          </table:table-cell>
          <table:table-cell table:number-columns-repeated="249"/>
        </table:table-row>
        <table:table-row table:style-name="ro8">
          <table:table-cell office:value-type="string">
            <text:p>3º B</text:p>
          </table:table-cell>
          <table:table-cell office:value-type="string">
            <text:p>Lu</text:p>
          </table:table-cell>
          <table:table-cell office:value-type="string">
            <text:p>15-21 abril</text:p>
          </table:table-cell>
          <table:table-cell office:value-type="float" office:value="6">
            <text:p>6</text:p>
          </table:table-cell>
          <table:table-cell office:value-type="string">
            <text:p>No tenemos clase.</text:p>
          </table:table-cell>
          <table:table-cell table:number-columns-repeated="251"/>
        </table:table-row>
        <table:table-row table:style-name="ro9">
          <table:table-cell office:value-type="string">
            <text:p>6º A</text:p>
          </table:table-cell>
          <table:table-cell office:value-type="string">
            <text:p>Lu</text:p>
          </table:table-cell>
          <table:table-cell office:value-type="string">
            <text:p>15-21 abril</text:p>
          </table:table-cell>
          <table:table-cell office:value-type="float" office:value="6">
            <text:p>6</text:p>
          </table:table-cell>
          <table:table-cell office:value-type="string" table:number-columns-spanned="1" table:number-rows-spanned="2">
            <text:p>Lxs chicxs continúan escribiendo sus informes sobre problemas ambientales</text:p>
          </table:table-cell>
          <table:table-cell office:value-type="string" table:number-columns-spanned="1" table:number-rows-spanned="2">
            <text:p>Libre Office Writer - Mozilla Firefox</text:p>
          </table:table-cell>
          <table:table-cell office:value-type="string" table:number-columns-spanned="1" table:number-rows-spanned="2">
            <text:p>En pequeños grupos</text:p>
          </table:table-cell>
          <table:table-cell table:number-columns-spanned="1" table:number-rows-spanned="2"/>
          <table:table-cell table:number-columns-repeated="248"/>
        </table:table-row>
        <table:table-row table:style-name="ro8">
          <table:table-cell office:value-type="string">
            <text:p>6º B</text:p>
          </table:table-cell>
          <table:table-cell office:value-type="string">
            <text:p>Lu</text:p>
          </table:table-cell>
          <table:table-cell office:value-type="string">
            <text:p>15-21 abril</text:p>
          </table:table-cell>
          <table:table-cell office:value-type="float" office:value="6">
            <text:p>6</text:p>
          </table:table-cell>
          <table:covered-table-cell table:number-columns-repeated="4" table:style-name="Default"/>
          <table:table-cell table:number-columns-repeated="248"/>
        </table:table-row>
        <table:table-row table:style-name="ro10">
          <table:table-cell office:value-type="string">
            <text:p>4º A</text:p>
          </table:table-cell>
          <table:table-cell office:value-type="string">
            <text:p>Lu</text:p>
          </table:table-cell>
          <table:table-cell office:value-type="string">
            <text:p>15-21 abril</text:p>
          </table:table-cell>
          <table:table-cell office:value-type="float" office:value="6">
            <text:p>6</text:p>
          </table:table-cell>
          <table:table-cell office:value-type="string">
            <text:p>Lxs chicxs juegan con mapas interactivos en mapasinteractivos.didactalia.net</text:p>
          </table:table-cell>
          <table:table-cell office:value-type="string">
            <text:p>Mozilla Firefox</text:p>
          </table:table-cell>
          <table:table-cell office:value-type="string">
            <text:p>En parejas</text:p>
          </table:table-cell>
          <table:table-cell table:number-columns-repeated="249"/>
        </table:table-row>
        <table:table-row table:style-name="ro9">
          <table:table-cell office:value-type="string">
            <text:p>2º B</text:p>
          </table:table-cell>
          <table:table-cell office:value-type="string">
            <text:p>Ma</text:p>
          </table:table-cell>
          <table:table-cell office:value-type="string">
            <text:p>15-21 abril</text:p>
          </table:table-cell>
          <table:table-cell office:value-type="float" office:value="6">
            <text:p>6</text:p>
          </table:table-cell>
          <table:table-cell office:value-type="string">
            <text:p>Lxs chicxs escriben preguntas para realizar una entrevista en el kiosco de la cuadra.</text:p>
          </table:table-cell>
          <table:table-cell office:value-type="string">
            <text:p>Escribir</text:p>
          </table:table-cell>
          <table:table-cell office:value-type="string">
            <text:p>En grupos</text:p>
          </table:table-cell>
          <table:table-cell office:value-type="string">
            <text:p>Edición básica de textos.</text:p>
          </table:table-cell>
          <table:table-cell table:number-columns-repeated="248"/>
        </table:table-row>
        <table:table-row table:style-name="ro12">
          <table:table-cell office:value-type="string">
            <text:p>2º A</text:p>
          </table:table-cell>
          <table:table-cell office:value-type="string">
            <text:p>Mié</text:p>
          </table:table-cell>
          <table:table-cell office:value-type="string">
            <text:p>15-21 abril</text:p>
          </table:table-cell>
          <table:table-cell office:value-type="float" office:value="6">
            <text:p>6</text:p>
          </table:table-cell>
          <table:table-cell office:value-type="string">
            <text:p>Vemos videos de diferentes poemas y canciones.</text:p>
          </table:table-cell>
          <table:table-cell office:value-type="string">
            <text:p>Mozilla Firefox - Proyector</text:p>
          </table:table-cell>
          <table:table-cell office:value-type="string">
            <text:p>Entre todxs</text:p>
          </table:table-cell>
          <table:table-cell table:number-columns-repeated="249"/>
        </table:table-row>
        <table:table-row table:style-name="ro4">
          <table:table-cell office:value-type="string">
            <text:p>6º A</text:p>
          </table:table-cell>
          <table:table-cell office:value-type="string">
            <text:p>Mié</text:p>
          </table:table-cell>
          <table:table-cell office:value-type="string">
            <text:p>15-21 abril</text:p>
          </table:table-cell>
          <table:table-cell office:value-type="float" office:value="6">
            <text:p>6</text:p>
          </table:table-cell>
          <table:table-cell office:value-type="string" table:number-columns-spanned="1" table:number-rows-spanned="2">
            <text:p>Lxs chicxs terminan de escribir los informes sobre problemas ambientales, juntándose por tema y unificando los informes previamente hechos en uno solo.</text:p>
          </table:table-cell>
          <table:table-cell office:value-type="string" table:number-columns-spanned="1" table:number-rows-spanned="2">
            <text:p>Libre Office Writer</text:p>
          </table:table-cell>
          <table:table-cell office:value-type="string" table:number-columns-spanned="1" table:number-rows-spanned="2">
            <text:p>En grupos por tema</text:p>
          </table:table-cell>
          <table:table-cell table:number-columns-spanned="1" table:number-rows-spanned="2"/>
          <table:table-cell table:number-columns-repeated="248"/>
        </table:table-row>
        <table:table-row table:style-name="ro19">
          <table:table-cell office:value-type="string">
            <text:p>6º B</text:p>
          </table:table-cell>
          <table:table-cell office:value-type="string">
            <text:p>Mié</text:p>
          </table:table-cell>
          <table:table-cell office:value-type="string">
            <text:p>15-21 abril</text:p>
          </table:table-cell>
          <table:table-cell office:value-type="float" office:value="6">
            <text:p>6</text:p>
          </table:table-cell>
          <table:covered-table-cell table:number-columns-repeated="4" table:style-name="Default"/>
          <table:table-cell table:number-columns-repeated="248"/>
        </table:table-row>
        <table:table-row table:style-name="ro6">
          <table:table-cell office:value-type="string">
            <text:p>7º A</text:p>
          </table:table-cell>
          <table:table-cell office:value-type="string">
            <text:p>Mié</text:p>
          </table:table-cell>
          <table:table-cell office:value-type="string">
            <text:p>15-21 abril</text:p>
          </table:table-cell>
          <table:table-cell office:value-type="float" office:value="6">
            <text:p>6</text:p>
          </table:table-cell>
          <table:table-cell office:value-type="string">
            <text:p>Vemos fotos de Grete Stern, conversamos sobre ellas y luego lxs chicxs realizan sus propios fotomontajes.</text:p>
          </table:table-cell>
          <table:table-cell office:value-type="string">
            <text:p>Proyector - Visor de imágenes - Mozilla Firefox - Gimp</text:p>
          </table:table-cell>
          <table:table-cell office:value-type="string">
            <text:p>Entre todxs / En parejas</text:p>
          </table:table-cell>
          <table:table-cell office:value-type="string">
            <text:p>Diseño gráfico básico. Escalado de imágenes. Cortado y pegado - Uso de la "varita mágica"</text:p>
          </table:table-cell>
          <table:table-cell table:number-columns-repeated="248"/>
        </table:table-row>
        <table:table-row table:style-name="ro12">
          <table:table-cell office:value-type="string">
            <text:p>1º A</text:p>
          </table:table-cell>
          <table:table-cell office:value-type="string">
            <text:p>Jue</text:p>
          </table:table-cell>
          <table:table-cell office:value-type="string">
            <text:p>15-21 abril</text:p>
          </table:table-cell>
          <table:table-cell office:value-type="float" office:value="6">
            <text:p>6</text:p>
          </table:table-cell>
          <table:table-cell office:value-type="string">
            <text:p>Lxs chicxs juegan con actividades de su elección</text:p>
          </table:table-cell>
          <table:table-cell office:value-type="string">
            <text:p>Sugar</text:p>
          </table:table-cell>
          <table:table-cell office:value-type="string">
            <text:p>En parejas</text:p>
          </table:table-cell>
          <table:table-cell table:number-columns-repeated="249"/>
        </table:table-row>
        <table:table-row table:style-name="ro18">
          <table:table-cell office:value-type="string">
            <text:p>3º A</text:p>
          </table:table-cell>
          <table:table-cell office:value-type="string">
            <text:p>Vie</text:p>
          </table:table-cell>
          <table:table-cell office:value-type="string">
            <text:p>15-21 abril</text:p>
          </table:table-cell>
          <table:table-cell office:value-type="float" office:value="6">
            <text:p>6</text:p>
          </table:table-cell>
          <table:table-cell office:value-type="string">
            <text:p>Luego de leer un texto sobre la historia de la Plaza de Mayo lxs chicxs buscan en Internet fotos y videos de diferentes momentos significativos de la Plaza de Mayo en los últimos 100 años de historia. Luego, hacemos una puesta común entre todxs.</text:p>
          </table:table-cell>
          <table:table-cell office:value-type="string">
            <text:p>Mozilla Firefox - google.com - youtube.com</text:p>
          </table:table-cell>
          <table:table-cell office:value-type="string">
            <text:p>En parejas</text:p>
          </table:table-cell>
          <table:table-cell table:number-columns-repeated="249"/>
        </table:table-row>
        <table:table-row table:style-name="ro3">
          <table:table-cell office:value-type="string">
            <text:p>5º A</text:p>
          </table:table-cell>
          <table:table-cell office:value-type="string">
            <text:p>Vie</text:p>
          </table:table-cell>
          <table:table-cell office:value-type="string">
            <text:p>15-21 abril</text:p>
          </table:table-cell>
          <table:table-cell office:value-type="float" office:value="6">
            <text:p>6</text:p>
          </table:table-cell>
          <table:table-cell office:value-type="string">
            <text:p>Entre todxs exploramos una página web sobre haikus, luego lxs chicxs responden una serie de preguntas dadas por la docente a partir de la información que leen en parejas en el sitio web.</text:p>
          </table:table-cell>
          <table:table-cell office:value-type="string">
            <text:p>Proyector - Mozilla Firefox - www.elricondelhaiku.org</text:p>
          </table:table-cell>
          <table:table-cell office:value-type="string">
            <text:p>Entre todxs / En parejas</text:p>
          </table:table-cell>
          <table:table-cell table:number-columns-repeated="249"/>
        </table:table-row>
        <table:table-row table:style-name="ro9">
          <table:table-cell office:value-type="string">
            <text:p>3º B</text:p>
          </table:table-cell>
          <table:table-cell office:value-type="string">
            <text:p>lu</text:p>
          </table:table-cell>
          <table:table-cell office:value-type="string">
            <text:p>21/4</text:p>
          </table:table-cell>
          <table:table-cell office:value-type="float" office:value="7">
            <text:p>7</text:p>
          </table:table-cell>
          <table:table-cell office:value-type="string">
            <text:p>Realizamos un dictado al maestro, escribiendo un <text:s/>texto sobre las funciones de las plazas.</text:p>
          </table:table-cell>
          <table:table-cell office:value-type="string">
            <text:p>Proyector - Libre Office Writer</text:p>
          </table:table-cell>
          <table:table-cell office:value-type="string">
            <text:p>Entre todxs</text:p>
          </table:table-cell>
          <table:table-cell table:number-columns-repeated="249"/>
        </table:table-row>
        <table:table-row table:style-name="ro9">
          <table:table-cell office:value-type="string">
            <text:p>6º A</text:p>
          </table:table-cell>
          <table:table-cell office:value-type="string">
            <text:p>lu</text:p>
          </table:table-cell>
          <table:table-cell office:value-type="string">
            <text:p>21/4</text:p>
          </table:table-cell>
          <table:table-cell office:value-type="float" office:value="7">
            <text:p>7</text:p>
          </table:table-cell>
          <table:table-cell office:value-type="string">
            <text:p>Lxs chicxs continúan escribiendo sus informes sobre Problemas Ambientales</text:p>
          </table:table-cell>
          <table:table-cell office:value-type="string">
            <text:p>Libre Office Writer</text:p>
          </table:table-cell>
          <table:table-cell office:value-type="string">
            <text:p>En grupos</text:p>
          </table:table-cell>
          <table:table-cell table:number-columns-repeated="249"/>
        </table:table-row>
        <table:table-row table:style-name="ro9">
          <table:table-cell office:value-type="string">
            <text:p>6º B</text:p>
          </table:table-cell>
          <table:table-cell office:value-type="string">
            <text:p>lu</text:p>
          </table:table-cell>
          <table:table-cell office:value-type="string">
            <text:p>21/4</text:p>
          </table:table-cell>
          <table:table-cell office:value-type="float" office:value="7">
            <text:p>7</text:p>
          </table:table-cell>
          <table:table-cell office:value-type="string">
            <text:p>Lxs chixs continúan escribiendo sus informes sobre Problemas Ambientales</text:p>
          </table:table-cell>
          <table:table-cell office:value-type="string">
            <text:p>Libre Office Writer</text:p>
          </table:table-cell>
          <table:table-cell office:value-type="string">
            <text:p>En grupos</text:p>
          </table:table-cell>
          <table:table-cell table:number-columns-repeated="249"/>
        </table:table-row>
        <table:table-row table:style-name="ro8">
          <table:table-cell office:value-type="string">
            <text:p>4º A</text:p>
          </table:table-cell>
          <table:table-cell office:value-type="string">
            <text:p>lu</text:p>
          </table:table-cell>
          <table:table-cell office:value-type="string">
            <text:p>21/4</text:p>
          </table:table-cell>
          <table:table-cell office:value-type="float" office:value="7">
            <text:p>7</text:p>
          </table:table-cell>
          <table:table-cell table:number-columns-repeated="252"/>
        </table:table-row>
        <table:table-row table:style-name="ro15">
          <table:table-cell office:value-type="string">
            <text:p>2º B</text:p>
          </table:table-cell>
          <table:table-cell office:value-type="string">
            <text:p>ma</text:p>
          </table:table-cell>
          <table:table-cell office:value-type="string">
            <text:p>22/4</text:p>
          </table:table-cell>
          <table:table-cell office:value-type="float" office:value="7">
            <text:p>7</text:p>
          </table:table-cell>
          <table:table-cell office:value-type="string">
            <text:p>Desgrabación de las entrevistas realizadas a la kioskera</text:p>
          </table:table-cell>
          <table:table-cell office:value-type="string">
            <text:p>Proyector- Video filmado en el kiosco - </text:p>
          </table:table-cell>
          <table:table-cell office:value-type="string">
            <text:p>Entre todxs - Individual</text:p>
          </table:table-cell>
          <table:table-cell table:number-columns-repeated="249"/>
        </table:table-row>
        <table:table-row table:style-name="ro15">
          <table:table-cell office:value-type="string">
            <text:p>2º A</text:p>
          </table:table-cell>
          <table:table-cell office:value-type="string">
            <text:p>mie</text:p>
          </table:table-cell>
          <table:table-cell office:value-type="string">
            <text:p>23/4</text:p>
          </table:table-cell>
          <table:table-cell office:value-type="float" office:value="7">
            <text:p>7</text:p>
          </table:table-cell>
          <table:table-cell office:value-type="string">
            <text:p>Desgrabación de las entrevistas realizadas a la kioskera</text:p>
          </table:table-cell>
          <table:table-cell office:value-type="string">
            <text:p>Proyector- Video filmado en el kiosco - </text:p>
          </table:table-cell>
          <table:table-cell office:value-type="string">
            <text:p>Entre todxs - Individual</text:p>
          </table:table-cell>
          <table:table-cell table:number-columns-repeated="249"/>
        </table:table-row>
        <table:table-row table:style-name="ro8">
          <table:table-cell office:value-type="string">
            <text:p>6º A</text:p>
          </table:table-cell>
          <table:table-cell office:value-type="string">
            <text:p>mie</text:p>
          </table:table-cell>
          <table:table-cell office:value-type="string">
            <text:p>23/4</text:p>
          </table:table-cell>
          <table:table-cell office:value-type="float" office:value="7">
            <text:p>7</text:p>
          </table:table-cell>
          <table:table-cell office:value-type="string">
            <text:p>No tenemos clase.</text:p>
          </table:table-cell>
          <table:table-cell table:number-columns-repeated="251"/>
        </table:table-row>
        <table:table-row table:style-name="ro6">
          <table:table-cell office:value-type="string">
            <text:p>6º B</text:p>
          </table:table-cell>
          <table:table-cell office:value-type="string">
            <text:p>mie</text:p>
          </table:table-cell>
          <table:table-cell office:value-type="string">
            <text:p>23/4</text:p>
          </table:table-cell>
          <table:table-cell office:value-type="float" office:value="7">
            <text:p>7</text:p>
          </table:table-cell>
          <table:table-cell office:value-type="string">
            <text:p>Lxs chicxs juegan juegos de matemática en http://resources.woodlands-junior.kent.sch.uk/maths/index.html</text:p>
          </table:table-cell>
          <table:table-cell office:value-type="string">
            <text:p>Mozilla Firefox</text:p>
          </table:table-cell>
          <table:table-cell office:value-type="string">
            <text:p>En parejas - Y en red</text:p>
          </table:table-cell>
          <table:table-cell table:number-columns-repeated="249"/>
        </table:table-row>
        <table:table-row table:style-name="ro4">
          <table:table-cell office:value-type="string">
            <text:p>7º A</text:p>
          </table:table-cell>
          <table:table-cell office:value-type="string">
            <text:p>mie</text:p>
          </table:table-cell>
          <table:table-cell office:value-type="string">
            <text:p>23/4</text:p>
          </table:table-cell>
          <table:table-cell office:value-type="float" office:value="7">
            <text:p>7</text:p>
          </table:table-cell>
          <table:table-cell office:value-type="string">
            <text:p>Vemos un video tutorial sobre el uso del Editor de Imágenes GIMP. Luego, los chicxs realizan un fotomontaje inspirándose en un relato leído por el docente-</text:p>
          </table:table-cell>
          <table:table-cell office:value-type="string">
            <text:p>Mozilla Firefox - youtube.com - </text:p>
            <text:p>http://www.youtube.com/watch?v=95Lx5TbpSjI - Editor de Imágenes GIMP</text:p>
          </table:table-cell>
          <table:table-cell office:value-type="string">
            <text:p>Entre todxs e individual.</text:p>
          </table:table-cell>
          <table:table-cell table:number-columns-repeated="249"/>
        </table:table-row>
        <table:table-row table:style-name="ro12">
          <table:table-cell office:value-type="string">
            <text:p>1º A</text:p>
          </table:table-cell>
          <table:table-cell office:value-type="string">
            <text:p>jue</text:p>
          </table:table-cell>
          <table:table-cell office:value-type="string">
            <text:p>25/4</text:p>
          </table:table-cell>
          <table:table-cell office:value-type="float" office:value="7">
            <text:p>7</text:p>
          </table:table-cell>
          <table:table-cell office:value-type="string">
            <text:p>No tenemos clase. Visita abuelos Día del Libro.</text:p>
          </table:table-cell>
          <table:table-cell table:number-columns-repeated="251"/>
        </table:table-row>
        <table:table-row table:style-name="ro1">
          <table:table-cell office:value-type="string">
            <text:p>3º A</text:p>
          </table:table-cell>
          <table:table-cell office:value-type="string">
            <text:p>vie</text:p>
          </table:table-cell>
          <table:table-cell office:value-type="string">
            <text:p>26/4</text:p>
          </table:table-cell>
          <table:table-cell office:value-type="float" office:value="7">
            <text:p>7</text:p>
          </table:table-cell>
          <table:table-cell office:value-type="string">
            <text:p>No tenemos clase. Ronda Día del Libro</text:p>
          </table:table-cell>
          <table:table-cell table:number-columns-repeated="251"/>
        </table:table-row>
        <table:table-row table:style-name="ro3">
          <table:table-cell office:value-type="string">
            <text:p>5º A</text:p>
          </table:table-cell>
          <table:table-cell office:value-type="string">
            <text:p>vie</text:p>
          </table:table-cell>
          <table:table-cell office:value-type="string">
            <text:p>26/4</text:p>
          </table:table-cell>
          <table:table-cell office:value-type="float" office:value="7">
            <text:p>7</text:p>
          </table:table-cell>
          <table:table-cell office:value-type="string">
            <text:p>Conversamos entre todxs sobre las diferentes páginas de Internet disponibles en la web. Luego, navegamos en www.elrincondelhaiku.org y analizamos sus distintas secciones y particularidades.</text:p>
          </table:table-cell>
          <table:table-cell office:value-type="string">
            <text:p>Proyector - Mozilla Firefox</text:p>
          </table:table-cell>
          <table:table-cell office:value-type="string">
            <text:p>Entre todxs</text:p>
          </table:table-cell>
          <table:table-cell table:number-columns-repeated="249"/>
        </table:table-row>
        <table:table-row table:style-name="ro9">
          <table:table-cell office:value-type="string">
            <text:p>3º B</text:p>
          </table:table-cell>
          <table:table-cell office:value-type="string">
            <text:p>lu</text:p>
          </table:table-cell>
          <table:table-cell office:value-type="string">
            <text:p>29/4</text:p>
          </table:table-cell>
          <table:table-cell office:value-type="float" office:value="8">
            <text:p>8</text:p>
          </table:table-cell>
          <table:table-cell office:value-type="string">
            <text:p>Visitamos el sitio web de Jorge Luján y luego lxs chicxs escriben poesías inspirándose en su estilo y las ilustran.</text:p>
          </table:table-cell>
          <table:table-cell office:value-type="string">
            <text:p>Mozilla Firefox - www.jorgelujan.com - Pintar</text:p>
          </table:table-cell>
          <table:table-cell office:value-type="string">
            <text:p>Entre todxs / En parejas</text:p>
          </table:table-cell>
          <table:table-cell table:number-columns-repeated="249"/>
        </table:table-row>
        <table:table-row table:style-name="ro10">
          <table:table-cell office:value-type="string">
            <text:p>6º A</text:p>
          </table:table-cell>
          <table:table-cell office:value-type="string">
            <text:p>lu</text:p>
          </table:table-cell>
          <table:table-cell office:value-type="string">
            <text:p>29/4</text:p>
          </table:table-cell>
          <table:table-cell office:value-type="float" office:value="8">
            <text:p>8</text:p>
          </table:table-cell>
          <table:table-cell office:value-type="string">
            <text:p>Lxs chicxs terminan sus informes y preparan sus presentaciones grupales</text:p>
          </table:table-cell>
          <table:table-cell office:value-type="string">
            <text:p>Libre Office Writer</text:p>
          </table:table-cell>
          <table:table-cell office:value-type="string">
            <text:p>En grupos por tema</text:p>
          </table:table-cell>
          <table:table-cell table:number-columns-repeated="249"/>
        </table:table-row>
        <table:table-row table:style-name="ro10">
          <table:table-cell office:value-type="string">
            <text:p>6º B</text:p>
          </table:table-cell>
          <table:table-cell office:value-type="string">
            <text:p>lu</text:p>
          </table:table-cell>
          <table:table-cell office:value-type="string">
            <text:p>29/4</text:p>
          </table:table-cell>
          <table:table-cell office:value-type="float" office:value="8">
            <text:p>8</text:p>
          </table:table-cell>
          <table:table-cell office:value-type="string">
            <text:p>Lxs chicxs terminan sus informes y preparan sus presentaciones grupales</text:p>
          </table:table-cell>
          <table:table-cell office:value-type="string">
            <text:p>Libre Office Writer</text:p>
          </table:table-cell>
          <table:table-cell office:value-type="string">
            <text:p>En grupos por tema</text:p>
          </table:table-cell>
          <table:table-cell table:number-columns-repeated="249"/>
        </table:table-row>
        <table:table-row table:style-name="ro20">
          <table:table-cell office:value-type="string">
            <text:p>4º A</text:p>
          </table:table-cell>
          <table:table-cell office:value-type="string">
            <text:p>lu</text:p>
          </table:table-cell>
          <table:table-cell office:value-type="string">
            <text:p>29/4</text:p>
          </table:table-cell>
          <table:table-cell office:value-type="float" office:value="8">
            <text:p>8</text:p>
          </table:table-cell>
          <table:table-cell office:value-type="string">
            <text:p>Lxs chicxs juegan con actividades de matemática para practicar la multiplicación.</text:p>
          </table:table-cell>
          <table:table-cell office:value-type="string">
            <text:p>Mozilla Firefox - http://www.ceibal.edu.uy/UserFiles/P0001/ODEA/ORIGINAL/120316_batalla_multiplicar.elp/index.html - http://www2.gobiernodecanarias.org/educacion/17/WebC/eltanque/Tablas/tablapitagorica/tabla_pitagorica_p.html</text:p>
          </table:table-cell>
          <table:table-cell table:number-columns-repeated="250"/>
        </table:table-row>
        <table:table-row table:style-name="ro15">
          <table:table-cell office:value-type="string">
            <text:p>2º B</text:p>
          </table:table-cell>
          <table:table-cell office:value-type="string">
            <text:p>ma</text:p>
          </table:table-cell>
          <table:table-cell office:value-type="string">
            <text:p>30/4</text:p>
          </table:table-cell>
          <table:table-cell office:value-type="float" office:value="8">
            <text:p>8</text:p>
          </table:table-cell>
          <table:table-cell office:value-type="string">
            <text:p>Desgrabación de las entrevistas realizadas a la kioskera</text:p>
          </table:table-cell>
          <table:table-cell office:value-type="string">
            <text:p>Proyector- Video filmado en el kiosco - </text:p>
          </table:table-cell>
          <table:table-cell office:value-type="string">
            <text:p>Entre todxs - Individual</text:p>
          </table:table-cell>
          <table:table-cell table:number-columns-repeated="249"/>
        </table:table-row>
        <table:table-row table:style-name="ro8">
          <table:table-cell office:value-type="string">
            <text:p>2º A</text:p>
          </table:table-cell>
          <table:table-cell office:value-type="string">
            <text:p>mie</text:p>
          </table:table-cell>
          <table:table-cell table:style-name="ce3" office:value-type="float" office:value="41279">
            <text:p>1/5/2013</text:p>
          </table:table-cell>
          <table:table-cell office:value-type="float" office:value="8">
            <text:p>8</text:p>
          </table:table-cell>
          <table:table-cell office:value-type="string">
            <text:p>feriado</text:p>
          </table:table-cell>
          <table:table-cell table:number-columns-repeated="251"/>
        </table:table-row>
        <table:table-row table:style-name="ro8">
          <table:table-cell office:value-type="string">
            <text:p>6º A</text:p>
          </table:table-cell>
          <table:table-cell office:value-type="string">
            <text:p>mie</text:p>
          </table:table-cell>
          <table:table-cell table:style-name="ce3" office:value-type="float" office:value="41279">
            <text:p>1/5/2013</text:p>
          </table:table-cell>
          <table:table-cell office:value-type="float" office:value="8">
            <text:p>8</text:p>
          </table:table-cell>
          <table:table-cell office:value-type="string">
            <text:p>feriado</text:p>
          </table:table-cell>
          <table:table-cell table:number-columns-repeated="251"/>
        </table:table-row>
        <table:table-row table:style-name="ro8">
          <table:table-cell office:value-type="string">
            <text:p>6º B</text:p>
          </table:table-cell>
          <table:table-cell office:value-type="string">
            <text:p>mie</text:p>
          </table:table-cell>
          <table:table-cell table:style-name="ce3" office:value-type="float" office:value="41279">
            <text:p>1/5/2013</text:p>
          </table:table-cell>
          <table:table-cell office:value-type="float" office:value="8">
            <text:p>8</text:p>
          </table:table-cell>
          <table:table-cell office:value-type="string">
            <text:p>feriado</text:p>
          </table:table-cell>
          <table:table-cell table:number-columns-repeated="251"/>
        </table:table-row>
        <table:table-row table:style-name="ro8">
          <table:table-cell office:value-type="string">
            <text:p>7º A</text:p>
          </table:table-cell>
          <table:table-cell office:value-type="string">
            <text:p>mie</text:p>
          </table:table-cell>
          <table:table-cell table:style-name="ce3" office:value-type="float" office:value="41279">
            <text:p>1/5/2013</text:p>
          </table:table-cell>
          <table:table-cell office:value-type="float" office:value="8">
            <text:p>8</text:p>
          </table:table-cell>
          <table:table-cell office:value-type="string">
            <text:p>feriado</text:p>
          </table:table-cell>
          <table:table-cell table:number-columns-repeated="251"/>
        </table:table-row>
        <table:table-row table:style-name="ro1">
          <table:table-cell office:value-type="string">
            <text:p>1º A</text:p>
          </table:table-cell>
          <table:table-cell office:value-type="string">
            <text:p>jue</text:p>
          </table:table-cell>
          <table:table-cell table:style-name="ce3" office:value-type="float" office:value="41310">
            <text:p>2/5/2013</text:p>
          </table:table-cell>
          <table:table-cell office:value-type="float" office:value="8">
            <text:p>8</text:p>
          </table:table-cell>
          <table:table-cell office:value-type="string">
            <text:p>Miramos videos de canciones de cuna.</text:p>
          </table:table-cell>
          <table:table-cell office:value-type="string">
            <text:p>Mozilla Firefox - www.youtube.com</text:p>
          </table:table-cell>
          <table:table-cell office:value-type="string">
            <text:p>Entre todxs</text:p>
          </table:table-cell>
          <table:table-cell table:number-columns-repeated="249"/>
        </table:table-row>
        <table:table-row table:style-name="ro9">
          <table:table-cell office:value-type="string">
            <text:p>3º A</text:p>
          </table:table-cell>
          <table:table-cell office:value-type="string">
            <text:p>vie</text:p>
          </table:table-cell>
          <table:table-cell table:style-name="ce3" office:value-type="float" office:value="41338">
            <text:p>3/5/2013</text:p>
          </table:table-cell>
          <table:table-cell office:value-type="float" office:value="8">
            <text:p>8</text:p>
          </table:table-cell>
          <table:table-cell office:value-type="string">
            <text:p>Visitamos el sitio web de Jorge Luján y luego lxs chicxs escriben poesías inspirándose en su estilo y las ilustran.</text:p>
          </table:table-cell>
          <table:table-cell office:value-type="string">
            <text:p>Mozilla Firefox - www.jorgelujan.com - Pintar</text:p>
          </table:table-cell>
          <table:table-cell office:value-type="string">
            <text:p>Entre todxs / En parejas</text:p>
          </table:table-cell>
          <table:table-cell table:number-columns-repeated="249"/>
        </table:table-row>
        <table:table-row table:style-name="ro6">
          <table:table-cell office:value-type="string">
            <text:p>5º A</text:p>
          </table:table-cell>
          <table:table-cell office:value-type="string">
            <text:p>vie</text:p>
          </table:table-cell>
          <table:table-cell table:style-name="ce3" office:value-type="float" office:value="41338">
            <text:p>3/5/2013</text:p>
          </table:table-cell>
          <table:table-cell office:value-type="float" office:value="8">
            <text:p>8</text:p>
          </table:table-cell>
          <table:table-cell office:value-type="string">
            <text:p>Lxs chicxs completan mapas conceptuales sobre los circuitos productivos trabajados en clase.</text:p>
          </table:table-cell>
          <table:table-cell office:value-type="string">
            <text:p>Cmap Tools</text:p>
          </table:table-cell>
          <table:table-cell office:value-type="string">
            <text:p>En grupos por tema</text:p>
          </table:table-cell>
          <table:table-cell table:number-columns-repeated="249"/>
        </table:table-row>
        <table:table-row table:style-name="ro1">
          <table:table-cell office:value-type="string">
            <text:p>3º B</text:p>
          </table:table-cell>
          <table:table-cell office:value-type="string">
            <text:p>lu</text:p>
          </table:table-cell>
          <table:table-cell table:style-name="ce3" office:value-type="float" office:value="41430">
            <text:p>6/5/2013</text:p>
          </table:table-cell>
          <table:table-cell office:value-type="float" office:value="9">
            <text:p>9</text:p>
          </table:table-cell>
          <table:table-cell office:value-type="string">
            <text:p>no tenemos clase. Yanel ausente.</text:p>
          </table:table-cell>
          <table:table-cell table:number-columns-repeated="251"/>
        </table:table-row>
        <table:table-row table:style-name="ro12">
          <table:table-cell office:value-type="string">
            <text:p>6º A</text:p>
          </table:table-cell>
          <table:table-cell office:value-type="string">
            <text:p>lu</text:p>
          </table:table-cell>
          <table:table-cell table:style-name="ce3" office:value-type="float" office:value="41430">
            <text:p>6/5/2013</text:p>
          </table:table-cell>
          <table:table-cell office:value-type="float" office:value="9">
            <text:p>9</text:p>
          </table:table-cell>
          <table:table-cell office:value-type="string">
            <text:p>no tenemos clase por clase expositiva población</text:p>
          </table:table-cell>
          <table:table-cell table:number-columns-repeated="251"/>
        </table:table-row>
        <table:table-row table:style-name="ro12">
          <table:table-cell office:value-type="string">
            <text:p>6º B</text:p>
          </table:table-cell>
          <table:table-cell office:value-type="string">
            <text:p>lu</text:p>
          </table:table-cell>
          <table:table-cell table:style-name="ce3" office:value-type="float" office:value="41430">
            <text:p>6/5/2013</text:p>
          </table:table-cell>
          <table:table-cell office:value-type="float" office:value="9">
            <text:p>9</text:p>
          </table:table-cell>
          <table:table-cell office:value-type="string">
            <text:p>no tenemos clase por clase expositiva población</text:p>
          </table:table-cell>
          <table:table-cell table:number-columns-repeated="251"/>
        </table:table-row>
        <table:table-row table:style-name="ro10">
          <table:table-cell office:value-type="string">
            <text:p>4º A</text:p>
          </table:table-cell>
          <table:table-cell office:value-type="string">
            <text:p>lu</text:p>
          </table:table-cell>
          <table:table-cell table:style-name="ce3" office:value-type="float" office:value="41430">
            <text:p>6/5/2013</text:p>
          </table:table-cell>
          <table:table-cell office:value-type="float" office:value="9">
            <text:p>9</text:p>
          </table:table-cell>
          <table:table-cell office:value-type="string">
            <text:p>Miramos, comparamos y analizamos diferentes portadas de diario.</text:p>
          </table:table-cell>
          <table:table-cell office:value-type="string">
            <text:p>Proyector - Visor de imágenes</text:p>
          </table:table-cell>
          <table:table-cell office:value-type="string">
            <text:p>Entre todxs</text:p>
          </table:table-cell>
          <table:table-cell table:number-columns-repeated="249"/>
        </table:table-row>
        <table:table-row table:style-name="ro10">
          <table:table-cell office:value-type="string">
            <text:p>2º B</text:p>
          </table:table-cell>
          <table:table-cell office:value-type="string">
            <text:p>ma</text:p>
          </table:table-cell>
          <table:table-cell table:style-name="ce3" office:value-type="float" office:value="41460">
            <text:p>7/5/2013</text:p>
          </table:table-cell>
          <table:table-cell office:value-type="float" office:value="9">
            <text:p>9</text:p>
          </table:table-cell>
          <table:table-cell office:value-type="string">
            <text:p>Lxs chicxs juegan en actividades de matemática en www.usaelcoco.com</text:p>
          </table:table-cell>
          <table:table-cell office:value-type="string">
            <text:p>Mozilla Firefox - www.usaelcoco.com</text:p>
          </table:table-cell>
          <table:table-cell office:value-type="string">
            <text:p>En parejas</text:p>
          </table:table-cell>
          <table:table-cell table:number-columns-repeated="249"/>
        </table:table-row>
        <table:table-row table:style-name="ro1">
          <table:table-cell office:value-type="string">
            <text:p>2º A</text:p>
          </table:table-cell>
          <table:table-cell office:value-type="string">
            <text:p>mie</text:p>
          </table:table-cell>
          <table:table-cell table:style-name="ce3" office:value-type="float" office:value="41491">
            <text:p>8/5/2013</text:p>
          </table:table-cell>
          <table:table-cell office:value-type="float" office:value="9">
            <text:p>9</text:p>
          </table:table-cell>
          <table:table-cell office:value-type="string">
            <text:p>No tenemos clase por excursión</text:p>
          </table:table-cell>
          <table:table-cell table:number-columns-repeated="251"/>
        </table:table-row>
        <table:table-row table:style-name="ro15">
          <table:table-cell office:value-type="string">
            <text:p>6º A</text:p>
          </table:table-cell>
          <table:table-cell office:value-type="string">
            <text:p>mie</text:p>
          </table:table-cell>
          <table:table-cell table:style-name="ce3" office:value-type="float" office:value="41491">
            <text:p>8/5/2013</text:p>
          </table:table-cell>
          <table:table-cell office:value-type="float" office:value="9">
            <text:p>9</text:p>
          </table:table-cell>
          <table:table-cell office:value-type="string">
            <text:p>Clase expositiva sobre Población con presentación de diapositivas.</text:p>
          </table:table-cell>
          <table:table-cell office:value-type="string">
            <text:p>Libre Office Impress - Proyector</text:p>
          </table:table-cell>
          <table:table-cell office:value-type="string">
            <text:p>Entre todxs</text:p>
          </table:table-cell>
          <table:table-cell table:number-columns-repeated="249"/>
        </table:table-row>
        <table:table-row table:style-name="ro15">
          <table:table-cell office:value-type="string">
            <text:p>6º B</text:p>
          </table:table-cell>
          <table:table-cell office:value-type="string">
            <text:p>mie</text:p>
          </table:table-cell>
          <table:table-cell table:style-name="ce3" office:value-type="float" office:value="41491">
            <text:p>8/5/2013</text:p>
          </table:table-cell>
          <table:table-cell office:value-type="float" office:value="9">
            <text:p>9</text:p>
          </table:table-cell>
          <table:table-cell office:value-type="string">
            <text:p>Clase expositiva sobre Población con presentación de diapositivas.</text:p>
          </table:table-cell>
          <table:table-cell office:value-type="string">
            <text:p>Libre Office Impress - Proyector</text:p>
          </table:table-cell>
          <table:table-cell office:value-type="string">
            <text:p>Entre todxs</text:p>
          </table:table-cell>
          <table:table-cell table:number-columns-repeated="249"/>
        </table:table-row>
        <table:table-row table:style-name="ro10">
          <table:table-cell office:value-type="string">
            <text:p>7º A</text:p>
          </table:table-cell>
          <table:table-cell office:value-type="string">
            <text:p>mie</text:p>
          </table:table-cell>
          <table:table-cell table:style-name="ce3" office:value-type="float" office:value="41491">
            <text:p>8/5/2013</text:p>
          </table:table-cell>
          <table:table-cell office:value-type="float" office:value="9">
            <text:p>9</text:p>
          </table:table-cell>
          <table:table-cell office:value-type="string">
            <text:p>Lxs chicxs transcriben textos escritos en clase utilizando sintaxis Markdown</text:p>
          </table:table-cell>
          <table:table-cell office:value-type="string">
            <text:p>Gedit</text:p>
          </table:table-cell>
          <table:table-cell office:value-type="string">
            <text:p>Individual</text:p>
          </table:table-cell>
          <table:table-cell table:number-columns-repeated="249"/>
        </table:table-row>
        <table:table-row table:style-name="ro12">
          <table:table-cell office:value-type="string">
            <text:p>1º A</text:p>
          </table:table-cell>
          <table:table-cell office:value-type="string">
            <text:p>jue</text:p>
          </table:table-cell>
          <table:table-cell table:style-name="ce3" office:value-type="float" office:value="41522">
            <text:p>9/5/2013</text:p>
          </table:table-cell>
          <table:table-cell office:value-type="float" office:value="9">
            <text:p>9</text:p>
          </table:table-cell>
          <table:table-cell office:value-type="string">
            <text:p>No tenemos clase por suspensión maestra</text:p>
          </table:table-cell>
          <table:table-cell table:number-columns-repeated="251"/>
        </table:table-row>
        <table:table-row table:style-name="ro10">
          <table:table-cell office:value-type="string">
            <text:p>3º A</text:p>
          </table:table-cell>
          <table:table-cell office:value-type="string">
            <text:p>vie</text:p>
          </table:table-cell>
          <table:table-cell table:style-name="ce3" office:value-type="float" office:value="41552">
            <text:p>10/5/2013</text:p>
          </table:table-cell>
          <table:table-cell office:value-type="float" office:value="9">
            <text:p>9</text:p>
          </table:table-cell>
          <table:table-cell office:value-type="string">
            <text:p>Lxs chicxs ilustran sus poesías escritas a la manera de Jorge Luján.</text:p>
          </table:table-cell>
          <table:table-cell office:value-type="string">
            <text:p>Pintar</text:p>
          </table:table-cell>
          <table:table-cell office:value-type="string">
            <text:p>Individual</text:p>
          </table:table-cell>
          <table:table-cell table:number-columns-repeated="249"/>
        </table:table-row>
        <table:table-row table:style-name="ro10">
          <table:table-cell office:value-type="string">
            <text:p>5º A</text:p>
          </table:table-cell>
          <table:table-cell office:value-type="string">
            <text:p>vie</text:p>
          </table:table-cell>
          <table:table-cell table:style-name="ce3" office:value-type="float" office:value="41552">
            <text:p>10/5/2013</text:p>
          </table:table-cell>
          <table:table-cell office:value-type="float" office:value="9">
            <text:p>9</text:p>
          </table:table-cell>
          <table:table-cell office:value-type="string">
            <text:p>Lxs chicxs resuelven la actividad exploratoria de Geogebra número 1</text:p>
          </table:table-cell>
          <table:table-cell office:value-type="string">
            <text:p>Geogebra</text:p>
          </table:table-cell>
          <table:table-cell office:value-type="string">
            <text:p>En parejas</text:p>
          </table:table-cell>
          <table:table-cell table:number-columns-repeated="249"/>
        </table:table-row>
        <table:table-row table:style-name="ro10">
          <table:table-cell office:value-type="string">
            <text:p>3º B</text:p>
          </table:table-cell>
          <table:table-cell office:value-type="string">
            <text:p>lu</text:p>
          </table:table-cell>
          <table:table-cell office:value-type="string">
            <text:p>13/5</text:p>
          </table:table-cell>
          <table:table-cell office:value-type="float" office:value="10">
            <text:p>10</text:p>
          </table:table-cell>
          <table:table-cell office:value-type="string">
            <text:p>Lxs chicxs ilustran sus poesías escritas a la manera de Jorge Luján.</text:p>
          </table:table-cell>
          <table:table-cell office:value-type="string">
            <text:p>Pintar</text:p>
          </table:table-cell>
          <table:table-cell office:value-type="string">
            <text:p>Individual.</text:p>
          </table:table-cell>
          <table:table-cell table:number-columns-repeated="249"/>
        </table:table-row>
        <table:table-row table:style-name="ro12">
          <table:table-cell office:value-type="string">
            <text:p>6º A</text:p>
          </table:table-cell>
          <table:table-cell office:value-type="string">
            <text:p>lu</text:p>
          </table:table-cell>
          <table:table-cell office:value-type="string">
            <text:p>13/5</text:p>
          </table:table-cell>
          <table:table-cell office:value-type="float" office:value="10">
            <text:p>10</text:p>
          </table:table-cell>
          <table:table-cell office:value-type="string">
            <text:p>Clase expositiva sobre población con diapositivas</text:p>
          </table:table-cell>
          <table:table-cell office:value-type="string">
            <text:p>Libre Office Impress. Proyector</text:p>
          </table:table-cell>
          <table:table-cell office:value-type="string">
            <text:p>Entre todxs</text:p>
          </table:table-cell>
          <table:table-cell table:number-columns-repeated="249"/>
        </table:table-row>
        <table:table-row table:style-name="ro12">
          <table:table-cell office:value-type="string">
            <text:p>6º B</text:p>
          </table:table-cell>
          <table:table-cell office:value-type="string">
            <text:p>lu</text:p>
          </table:table-cell>
          <table:table-cell office:value-type="string">
            <text:p>13/5</text:p>
          </table:table-cell>
          <table:table-cell office:value-type="float" office:value="10">
            <text:p>10</text:p>
          </table:table-cell>
          <table:table-cell office:value-type="string">
            <text:p>Clase expositiva sobre población con diapositivas</text:p>
          </table:table-cell>
          <table:table-cell office:value-type="string">
            <text:p>Libre Office Impress. Proyector</text:p>
          </table:table-cell>
          <table:table-cell office:value-type="string">
            <text:p>Entre todxs</text:p>
          </table:table-cell>
          <table:table-cell table:number-columns-repeated="249"/>
        </table:table-row>
        <table:table-row table:style-name="ro6">
          <table:table-cell office:value-type="string">
            <text:p>4º A</text:p>
          </table:table-cell>
          <table:table-cell office:value-type="string">
            <text:p>lu</text:p>
          </table:table-cell>
          <table:table-cell office:value-type="string">
            <text:p>13/5</text:p>
          </table:table-cell>
          <table:table-cell office:value-type="float" office:value="10">
            <text:p>10</text:p>
          </table:table-cell>
          <table:table-cell office:value-type="string">
            <text:p>Entre todxs y con el proyector observamos las ediciones digitales de los diarios trabajados en clase.</text:p>
          </table:table-cell>
          <table:table-cell office:value-type="string">
            <text:p>Mozilla Firefox. Páginas web de diarios de nuestro país. Proyector.</text:p>
          </table:table-cell>
          <table:table-cell office:value-type="string">
            <text:p>Entre todxs</text:p>
          </table:table-cell>
          <table:table-cell table:number-columns-repeated="249"/>
        </table:table-row>
        <table:table-row table:style-name="ro9">
          <table:table-cell office:value-type="string">
            <text:p>2º B</text:p>
          </table:table-cell>
          <table:table-cell office:value-type="string">
            <text:p>ma</text:p>
          </table:table-cell>
          <table:table-cell office:value-type="string">
            <text:p>14/5</text:p>
          </table:table-cell>
          <table:table-cell office:value-type="float" office:value="10">
            <text:p>10</text:p>
          </table:table-cell>
          <table:table-cell office:value-type="string">
            <text:p>Lxs chicxs ordenan fotografías de su visita a la fábrica de ropa interior y escriben epígrafes de las mismas</text:p>
          </table:table-cell>
          <table:table-cell office:value-type="string">
            <text:p>Libre Office Impress</text:p>
          </table:table-cell>
          <table:table-cell office:value-type="string">
            <text:p>En parejas</text:p>
          </table:table-cell>
          <table:table-cell table:number-columns-repeated="249"/>
        </table:table-row>
        <table:table-row table:style-name="ro9">
          <table:table-cell office:value-type="string">
            <text:p>2º A</text:p>
          </table:table-cell>
          <table:table-cell office:value-type="string">
            <text:p>mie</text:p>
          </table:table-cell>
          <table:table-cell office:value-type="string">
            <text:p>15/5</text:p>
          </table:table-cell>
          <table:table-cell office:value-type="float" office:value="10">
            <text:p>10</text:p>
          </table:table-cell>
          <table:table-cell office:value-type="string">
            <text:p>Lxs chicxs ordenan fotografías de su visita a la fábrica de ropa interior y escriben epígrafes de las mismas</text:p>
          </table:table-cell>
          <table:table-cell office:value-type="string">
            <text:p>Libre Office Impress</text:p>
          </table:table-cell>
          <table:table-cell office:value-type="string">
            <text:p>En parejas</text:p>
          </table:table-cell>
          <table:table-cell table:number-columns-repeated="249"/>
        </table:table-row>
        <table:table-row table:style-name="ro12">
          <table:table-cell office:value-type="string">
            <text:p>6º A</text:p>
          </table:table-cell>
          <table:table-cell office:value-type="string">
            <text:p>mie</text:p>
          </table:table-cell>
          <table:table-cell office:value-type="string">
            <text:p>15/5</text:p>
          </table:table-cell>
          <table:table-cell office:value-type="float" office:value="10">
            <text:p>10</text:p>
          </table:table-cell>
          <table:table-cell office:value-type="string">
            <text:p>Lxs chicxs navegan en la página del Indec.</text:p>
          </table:table-cell>
          <table:table-cell office:value-type="string">
            <text:p>Mozilla Firefox. www.indec.gob.ar</text:p>
          </table:table-cell>
          <table:table-cell office:value-type="string">
            <text:p>En pequeños grupos.</text:p>
          </table:table-cell>
          <table:table-cell table:number-columns-repeated="249"/>
        </table:table-row>
        <table:table-row table:style-name="ro12">
          <table:table-cell office:value-type="string">
            <text:p>6º B</text:p>
          </table:table-cell>
          <table:table-cell office:value-type="string">
            <text:p>mie</text:p>
          </table:table-cell>
          <table:table-cell office:value-type="string">
            <text:p>15/5</text:p>
          </table:table-cell>
          <table:table-cell office:value-type="float" office:value="10">
            <text:p>10</text:p>
          </table:table-cell>
          <table:table-cell office:value-type="string">
            <text:p>Lxs chicxs navegan en la página del Indec.</text:p>
          </table:table-cell>
          <table:table-cell office:value-type="string">
            <text:p>Mozilla Firefox. www.indec.gob.ar</text:p>
          </table:table-cell>
          <table:table-cell office:value-type="string">
            <text:p>En pequeños grupos.</text:p>
          </table:table-cell>
          <table:table-cell table:number-columns-repeated="249"/>
        </table:table-row>
        <table:table-row table:style-name="ro9">
          <table:table-cell office:value-type="string">
            <text:p>7º A</text:p>
          </table:table-cell>
          <table:table-cell office:value-type="string">
            <text:p>mie</text:p>
          </table:table-cell>
          <table:table-cell office:value-type="string">
            <text:p>15/5</text:p>
          </table:table-cell>
          <table:table-cell office:value-type="float" office:value="10">
            <text:p>10</text:p>
          </table:table-cell>
          <table:table-cell office:value-type="string">
            <text:p>Lxs chicxs escriben textos en el campus aumentando oraciones dadas por lxs docentes.</text:p>
          </table:table-cell>
          <table:table-cell office:value-type="string">
            <text:p>Campus</text:p>
          </table:table-cell>
          <table:table-cell office:value-type="string">
            <text:p>Individual</text:p>
          </table:table-cell>
          <table:table-cell table:number-columns-repeated="249"/>
        </table:table-row>
        <table:table-row table:style-name="ro6">
          <table:table-cell office:value-type="string">
            <text:p>1º A</text:p>
          </table:table-cell>
          <table:table-cell office:value-type="string">
            <text:p>jue</text:p>
          </table:table-cell>
          <table:table-cell office:value-type="string">
            <text:p>16/5</text:p>
          </table:table-cell>
          <table:table-cell office:value-type="float" office:value="10">
            <text:p>10</text:p>
          </table:table-cell>
          <table:table-cell office:value-type="string">
            <text:p>Lxs chicxs clasifican imágenes de diferentes animales en grupos seún diferentes criterios ofrecidos por lxs docentes.</text:p>
          </table:table-cell>
          <table:table-cell office:value-type="string">
            <text:p>Libre Office Impress</text:p>
          </table:table-cell>
          <table:table-cell office:value-type="string">
            <text:p>En parejas</text:p>
          </table:table-cell>
          <table:table-cell table:number-columns-repeated="249"/>
        </table:table-row>
        <table:table-row table:style-name="ro9">
          <table:table-cell office:value-type="string">
            <text:p>3º A</text:p>
          </table:table-cell>
          <table:table-cell office:value-type="string">
            <text:p>vie</text:p>
          </table:table-cell>
          <table:table-cell office:value-type="string">
            <text:p>17/5</text:p>
          </table:table-cell>
          <table:table-cell office:value-type="float" office:value="10">
            <text:p>10</text:p>
          </table:table-cell>
          <table:table-cell office:value-type="string">
            <text:p>Lxs chicxs continúan ilustrando sus poesías escritas a la manera de Jorge Luján.</text:p>
          </table:table-cell>
          <table:table-cell office:value-type="string">
            <text:p>Pintar</text:p>
          </table:table-cell>
          <table:table-cell office:value-type="string">
            <text:p>Individual</text:p>
          </table:table-cell>
          <table:table-cell table:number-columns-repeated="249"/>
        </table:table-row>
        <table:table-row table:style-name="ro21">
          <table:table-cell office:value-type="string">
            <text:p>5º A</text:p>
          </table:table-cell>
          <table:table-cell office:value-type="string">
            <text:p>vie</text:p>
          </table:table-cell>
          <table:table-cell office:value-type="string">
            <text:p>17/5</text:p>
          </table:table-cell>
          <table:table-cell office:value-type="float" office:value="10">
            <text:p>10</text:p>
          </table:table-cell>
          <table:table-cell office:value-type="string">
            <text:p>Geogebra. Lxs chicxs resuelven la actividad exploratoria número 2. (- Dibujen una recta con un punto C en ella - Dibujen un punto D que no esté en la recta. - Luego tracen una recta paralela a la recta donde está el punto C y que pase por P - Dibujen otra recta perpendicular a la recta donde está el punto C que pase por P. - Registren los pasos de la construcción.)</text:p>
          </table:table-cell>
          <table:table-cell office:value-type="string">
            <text:p>Geogebra. Proyector</text:p>
          </table:table-cell>
          <table:table-cell office:value-type="string">
            <text:p>En parejas</text:p>
          </table:table-cell>
          <table:table-cell table:number-columns-repeated="249"/>
        </table:table-row>
        <table:table-row table:style-name="ro18">
          <table:table-cell office:value-type="string">
            <text:p>3º B</text:p>
          </table:table-cell>
          <table:table-cell office:value-type="string">
            <text:p>lu</text:p>
          </table:table-cell>
          <table:table-cell office:value-type="string">
            <text:p>20/5</text:p>
          </table:table-cell>
          <table:table-cell office:value-type="float" office:value="11">
            <text:p>11</text:p>
          </table:table-cell>
          <table:table-cell office:value-type="string">
            <text:p>Lxs chicxs trabajan en el Mapa Interactivo de la Ciudad de Buenos Aires, utilizando sus diferentes funciones y buscando algunos puntos de la ciudad (la escuela, su casa, etc.) y registrando algunos recorridos, distancias y tiempos de viaje.</text:p>
          </table:table-cell>
          <table:table-cell office:value-type="string">
            <text:p>mapa.buenosaires.gob.ar - <text:s/>Proyector</text:p>
          </table:table-cell>
          <table:table-cell office:value-type="string">
            <text:p>En parejas</text:p>
          </table:table-cell>
          <table:table-cell table:number-columns-repeated="249"/>
        </table:table-row>
        <table:table-row table:style-name="ro2">
          <table:table-cell office:value-type="string">
            <text:p>6º A</text:p>
          </table:table-cell>
          <table:table-cell office:value-type="string">
            <text:p>lu</text:p>
          </table:table-cell>
          <table:table-cell office:value-type="string">
            <text:p>20/5</text:p>
          </table:table-cell>
          <table:table-cell office:value-type="float" office:value="11">
            <text:p>11</text:p>
          </table:table-cell>
          <table:table-cell office:value-type="string">
            <text:p>Lxs chicxs trabajan en una planilla de cálculo, ordenando datos poblacionales del último censo para responder un cuestionario otorgado por lxs docentes.</text:p>
          </table:table-cell>
          <table:table-cell office:value-type="string">
            <text:p>Libre Office Calc</text:p>
          </table:table-cell>
          <table:table-cell office:value-type="string">
            <text:p>En parejas</text:p>
          </table:table-cell>
          <table:table-cell table:number-columns-repeated="249"/>
        </table:table-row>
        <table:table-row table:style-name="ro2">
          <table:table-cell office:value-type="string">
            <text:p>6º B</text:p>
          </table:table-cell>
          <table:table-cell office:value-type="string">
            <text:p>lu</text:p>
          </table:table-cell>
          <table:table-cell office:value-type="string">
            <text:p>20/5</text:p>
          </table:table-cell>
          <table:table-cell office:value-type="float" office:value="11">
            <text:p>11</text:p>
          </table:table-cell>
          <table:table-cell office:value-type="string">
            <text:p>Lxs chicxs trabajan en una planilla de cálculo, ordenando datos poblacionales del último censo para responder un cuestionario otorgado por lxs docentes.</text:p>
          </table:table-cell>
          <table:table-cell office:value-type="string">
            <text:p>Libre Office Calc</text:p>
          </table:table-cell>
          <table:table-cell office:value-type="string">
            <text:p>En parejas</text:p>
          </table:table-cell>
          <table:table-cell table:number-columns-repeated="249"/>
        </table:table-row>
        <table:table-row table:style-name="ro15">
          <table:table-cell office:value-type="string">
            <text:p>4º A</text:p>
          </table:table-cell>
          <table:table-cell office:value-type="string">
            <text:p>lu</text:p>
          </table:table-cell>
          <table:table-cell office:value-type="string">
            <text:p>20/5</text:p>
          </table:table-cell>
          <table:table-cell office:value-type="float" office:value="11">
            <text:p>11</text:p>
          </table:table-cell>
          <table:table-cell office:value-type="string">
            <text:p>Lxs chicxs realizan un boceto en papel de sus portadas de diario.</text:p>
          </table:table-cell>
          <table:table-cell table:number-columns-repeated="251"/>
        </table:table-row>
        <table:table-row table:style-name="ro1">
          <table:table-cell office:value-type="string">
            <text:p>2º B</text:p>
          </table:table-cell>
          <table:table-cell office:value-type="string">
            <text:p>ma</text:p>
          </table:table-cell>
          <table:table-cell office:value-type="string">
            <text:p>21/5</text:p>
          </table:table-cell>
          <table:table-cell office:value-type="float" office:value="11">
            <text:p>11</text:p>
          </table:table-cell>
          <table:table-cell office:value-type="string">
            <text:p>No tenemos clase por excursión</text:p>
          </table:table-cell>
          <table:table-cell table:number-columns-repeated="251"/>
        </table:table-row>
        <table:table-row table:style-name="ro2">
          <table:table-cell office:value-type="string">
            <text:p>2º A</text:p>
          </table:table-cell>
          <table:table-cell office:value-type="string">
            <text:p>mie</text:p>
          </table:table-cell>
          <table:table-cell office:value-type="string">
            <text:p>22/5</text:p>
          </table:table-cell>
          <table:table-cell office:value-type="float" office:value="11">
            <text:p>11</text:p>
          </table:table-cell>
          <table:table-cell office:value-type="string">
            <text:p>Lxs chicxs continúan ordenando las fotos de la visita a la fábrica de ropa interior, y escribiendo epígrafes de las mismas.</text:p>
          </table:table-cell>
          <table:table-cell office:value-type="string">
            <text:p>Libre Office Impress</text:p>
          </table:table-cell>
          <table:table-cell office:value-type="string">
            <text:p>En parejas</text:p>
          </table:table-cell>
          <table:table-cell table:number-columns-repeated="249"/>
        </table:table-row>
        <table:table-row table:style-name="ro3">
          <table:table-cell office:value-type="string">
            <text:p>6º A</text:p>
          </table:table-cell>
          <table:table-cell office:value-type="string">
            <text:p>mie</text:p>
          </table:table-cell>
          <table:table-cell office:value-type="string">
            <text:p>22/5</text:p>
          </table:table-cell>
          <table:table-cell office:value-type="float" office:value="11">
            <text:p>11</text:p>
          </table:table-cell>
          <table:table-cell office:value-type="string">
            <text:p>Lxs chicxs trabajan en una tabla calculando la densidad de población de las provincias de nuestro país y luego responden un cuestionario utilizando la información hallada por ellos. </text:p>
          </table:table-cell>
          <table:table-cell office:value-type="string">
            <text:p>Libre Office Calc</text:p>
          </table:table-cell>
          <table:table-cell office:value-type="string">
            <text:p>En parejas</text:p>
          </table:table-cell>
          <table:table-cell table:number-columns-repeated="249"/>
        </table:table-row>
        <table:table-row table:style-name="ro3">
          <table:table-cell office:value-type="string">
            <text:p>6º B</text:p>
          </table:table-cell>
          <table:table-cell office:value-type="string">
            <text:p>mie</text:p>
          </table:table-cell>
          <table:table-cell office:value-type="string">
            <text:p>22/5</text:p>
          </table:table-cell>
          <table:table-cell office:value-type="float" office:value="11">
            <text:p>11</text:p>
          </table:table-cell>
          <table:table-cell office:value-type="string">
            <text:p>Lxs chicxs trabajan en una tabla calculando la densidad de población de las provincias de nuestro país y luego responden un cuestionario utilizando la información hallada por ellos. </text:p>
          </table:table-cell>
          <table:table-cell office:value-type="string">
            <text:p>Libre Office Calc</text:p>
          </table:table-cell>
          <table:table-cell office:value-type="string">
            <text:p>En parejas</text:p>
          </table:table-cell>
          <table:table-cell table:number-columns-repeated="249"/>
        </table:table-row>
        <table:table-row table:style-name="ro15">
          <table:table-cell office:value-type="string">
            <text:p>7º A</text:p>
          </table:table-cell>
          <table:table-cell office:value-type="string">
            <text:p>mie</text:p>
          </table:table-cell>
          <table:table-cell office:value-type="string">
            <text:p>22/5</text:p>
          </table:table-cell>
          <table:table-cell office:value-type="float" office:value="11">
            <text:p>11</text:p>
          </table:table-cell>
          <table:table-cell office:value-type="string">
            <text:p>Lxs chicxs corrigen los textos subidos al campus la clase pasada.</text:p>
          </table:table-cell>
          <table:table-cell office:value-type="string">
            <text:p>Campus</text:p>
          </table:table-cell>
          <table:table-cell office:value-type="string">
            <text:p>Individual</text:p>
          </table:table-cell>
          <table:table-cell table:number-columns-repeated="249"/>
        </table:table-row>
        <table:table-row table:style-name="ro9">
          <table:table-cell office:value-type="string">
            <text:p>1º A</text:p>
          </table:table-cell>
          <table:table-cell office:value-type="string">
            <text:p>jue</text:p>
          </table:table-cell>
          <table:table-cell office:value-type="string">
            <text:p>23/5</text:p>
          </table:table-cell>
          <table:table-cell office:value-type="float" office:value="11">
            <text:p>11</text:p>
          </table:table-cell>
          <table:table-cell office:value-type="string">
            <text:p>Lxs chicxs continúan clasificando imágenes de diferentes animales en grupos.</text:p>
          </table:table-cell>
          <table:table-cell office:value-type="string">
            <text:p>Libre Office Impress</text:p>
          </table:table-cell>
          <table:table-cell office:value-type="string">
            <text:p>En parejas</text:p>
          </table:table-cell>
          <table:table-cell table:number-columns-repeated="249"/>
        </table:table-row>
        <table:table-row table:style-name="ro12">
          <table:table-cell office:value-type="string">
            <text:p>3º A</text:p>
          </table:table-cell>
          <table:table-cell office:value-type="string">
            <text:p>vie</text:p>
          </table:table-cell>
          <table:table-cell office:value-type="string">
            <text:p>24/5</text:p>
          </table:table-cell>
          <table:table-cell office:value-type="float" office:value="11">
            <text:p>11</text:p>
          </table:table-cell>
          <table:table-cell office:value-type="string">
            <text:p>No tenemos clase por Ronda 25 de Mayo</text:p>
          </table:table-cell>
          <table:table-cell table:number-columns-repeated="251"/>
        </table:table-row>
        <table:table-row table:style-name="ro9">
          <table:table-cell office:value-type="string">
            <text:p>5º A</text:p>
          </table:table-cell>
          <table:table-cell office:value-type="string">
            <text:p>vie</text:p>
          </table:table-cell>
          <table:table-cell office:value-type="string">
            <text:p>24/5</text:p>
          </table:table-cell>
          <table:table-cell office:value-type="float" office:value="11">
            <text:p>11</text:p>
          </table:table-cell>
          <table:table-cell office:value-type="string">
            <text:p>Taller literario. Lxs chicxs trabajan escribiendo textos a partir de la consigna "¿Qué pasaría si...?</text:p>
          </table:table-cell>
          <table:table-cell office:value-type="string">
            <text:p>Libre Office Writer</text:p>
          </table:table-cell>
          <table:table-cell office:value-type="string">
            <text:p>Individual</text:p>
          </table:table-cell>
          <table:table-cell table:number-columns-repeated="249"/>
        </table:table-row>
        <table:table-row table:style-name="ro15">
          <table:table-cell office:value-type="string">
            <text:p>3º B</text:p>
          </table:table-cell>
          <table:table-cell office:value-type="string">
            <text:p>lu</text:p>
          </table:table-cell>
          <table:table-cell office:value-type="string">
            <text:p>27/5</text:p>
          </table:table-cell>
          <table:table-cell office:value-type="float" office:value="12">
            <text:p>12</text:p>
          </table:table-cell>
          <table:table-cell office:value-type="string">
            <text:p>Lxs chicxs transcriben poesías escritas por ellos en clase</text:p>
          </table:table-cell>
          <table:table-cell office:value-type="string">
            <text:p>Escribir de Sugar</text:p>
          </table:table-cell>
          <table:table-cell office:value-type="string">
            <text:p>Individual</text:p>
          </table:table-cell>
          <table:table-cell table:number-columns-repeated="249"/>
        </table:table-row>
        <table:table-row table:style-name="ro1">
          <table:table-cell office:value-type="string">
            <text:p>6º A</text:p>
          </table:table-cell>
          <table:table-cell office:value-type="string">
            <text:p>lu</text:p>
          </table:table-cell>
          <table:table-cell office:value-type="string">
            <text:p>27/5</text:p>
          </table:table-cell>
          <table:table-cell office:value-type="float" office:value="12">
            <text:p>12</text:p>
          </table:table-cell>
          <table:table-cell office:value-type="string">
            <text:p>No tuvimos clase. Excursión.</text:p>
          </table:table-cell>
          <table:table-cell table:number-columns-repeated="251"/>
        </table:table-row>
        <table:table-row table:style-name="ro1">
          <table:table-cell office:value-type="string">
            <text:p>6º B</text:p>
          </table:table-cell>
          <table:table-cell office:value-type="string">
            <text:p>lu</text:p>
          </table:table-cell>
          <table:table-cell office:value-type="string">
            <text:p>27/5</text:p>
          </table:table-cell>
          <table:table-cell office:value-type="float" office:value="12">
            <text:p>12</text:p>
          </table:table-cell>
          <table:table-cell office:value-type="string">
            <text:p>No tuvimos clase. Excursión.</text:p>
          </table:table-cell>
          <table:table-cell table:number-columns-repeated="251"/>
        </table:table-row>
        <table:table-row table:style-name="ro2">
          <table:table-cell office:value-type="string">
            <text:p>4º A</text:p>
          </table:table-cell>
          <table:table-cell office:value-type="string">
            <text:p>lu</text:p>
          </table:table-cell>
          <table:table-cell office:value-type="string">
            <text:p>27/5</text:p>
          </table:table-cell>
          <table:table-cell office:value-type="float" office:value="12">
            <text:p>12</text:p>
          </table:table-cell>
          <table:table-cell office:value-type="string">
            <text:p>Lxs chicxs continúan diseñando sus propias portadas de diarios en papel y comienzan a armar un esquema que luego deberán transferir al Scribus</text:p>
          </table:table-cell>
          <table:table-cell office:value-type="string">
            <text:p>Conocimiento de las herramientas básicas de Scribus- Inserción de cuadros de texto y de imagen.</text:p>
          </table:table-cell>
          <table:table-cell office:value-type="string">
            <text:p>En grupos</text:p>
          </table:table-cell>
          <table:table-cell table:number-columns-repeated="249"/>
        </table:table-row>
        <table:table-row table:style-name="ro9">
          <table:table-cell office:value-type="string">
            <text:p>2º B</text:p>
          </table:table-cell>
          <table:table-cell office:value-type="string">
            <text:p>ma</text:p>
          </table:table-cell>
          <table:table-cell office:value-type="string">
            <text:p>28/5</text:p>
          </table:table-cell>
          <table:table-cell office:value-type="float" office:value="12">
            <text:p>12</text:p>
          </table:table-cell>
          <table:table-cell office:value-type="string">
            <text:p>Terminamos las presentaciones en Libre Office Impress sobre la visita a la fábrica de ropa interior.</text:p>
          </table:table-cell>
          <table:table-cell office:value-type="string">
            <text:p>Libre Office Impress - Proyector</text:p>
          </table:table-cell>
          <table:table-cell office:value-type="string">
            <text:p>En parejas - Entre todxs</text:p>
          </table:table-cell>
          <table:table-cell table:number-columns-repeated="249"/>
        </table:table-row>
        <table:table-row table:style-name="ro9">
          <table:table-cell office:value-type="string">
            <text:p>2º A</text:p>
          </table:table-cell>
          <table:table-cell office:value-type="string">
            <text:p>mie</text:p>
          </table:table-cell>
          <table:table-cell office:value-type="string">
            <text:p>29/5</text:p>
          </table:table-cell>
          <table:table-cell office:value-type="float" office:value="12">
            <text:p>12</text:p>
          </table:table-cell>
          <table:table-cell office:value-type="string">
            <text:p>Terminamos las presentaciones en Libre Office Impress sobre la visita a la fábrica de ropa interior.</text:p>
          </table:table-cell>
          <table:table-cell office:value-type="string">
            <text:p>Libre Office Impress - Proyector</text:p>
          </table:table-cell>
          <table:table-cell office:value-type="string">
            <text:p>En parejas - Entre todxs</text:p>
          </table:table-cell>
          <table:table-cell table:number-columns-repeated="249"/>
        </table:table-row>
        <table:table-row table:style-name="ro2">
          <table:table-cell office:value-type="string">
            <text:p>6º A</text:p>
          </table:table-cell>
          <table:table-cell office:value-type="string">
            <text:p>mie</text:p>
          </table:table-cell>
          <table:table-cell office:value-type="string">
            <text:p>29/5</text:p>
          </table:table-cell>
          <table:table-cell office:value-type="float" office:value="12">
            <text:p>12</text:p>
          </table:table-cell>
          <table:table-cell office:value-type="string">
            <text:p>Clase expositiva población. Vemos entre todxs pirámides poblacionales y las analizamos</text:p>
          </table:table-cell>
          <table:table-cell office:value-type="string">
            <text:p>Mozilla Firefox - Proyector - http://www.educ.ar/dinamico/UnidadHtml__get__a5135c6c-c83d-11e0-82d8-e7f760fda940/visor.swf</text:p>
          </table:table-cell>
          <table:table-cell office:value-type="string">
            <text:p>Entre todxs</text:p>
          </table:table-cell>
          <table:table-cell table:number-columns-repeated="249"/>
        </table:table-row>
        <table:table-row table:style-name="ro2">
          <table:table-cell office:value-type="string">
            <text:p>6º B</text:p>
          </table:table-cell>
          <table:table-cell office:value-type="string">
            <text:p>mie</text:p>
          </table:table-cell>
          <table:table-cell office:value-type="string">
            <text:p>29/5</text:p>
          </table:table-cell>
          <table:table-cell office:value-type="float" office:value="12">
            <text:p>12</text:p>
          </table:table-cell>
          <table:table-cell office:value-type="string">
            <text:p>Clase expositiva población. Vemos entre todxs pirámides poblacionales y las analizamos</text:p>
          </table:table-cell>
          <table:table-cell office:value-type="string">
            <text:p>Mozilla Firefox - Proyector - http://www.educ.ar/dinamico/UnidadHtml__get__a5135c6c-c83d-11e0-82d8-e7f760fda940/visor.swf</text:p>
          </table:table-cell>
          <table:table-cell office:value-type="string">
            <text:p>Entre todxs</text:p>
          </table:table-cell>
          <table:table-cell table:number-columns-repeated="249"/>
        </table:table-row>
        <table:table-row table:style-name="ro15">
          <table:table-cell office:value-type="string">
            <text:p>7º A</text:p>
          </table:table-cell>
          <table:table-cell office:value-type="string">
            <text:p>mie</text:p>
          </table:table-cell>
          <table:table-cell office:value-type="string">
            <text:p>29/5</text:p>
          </table:table-cell>
          <table:table-cell office:value-type="float" office:value="12">
            <text:p>12</text:p>
          </table:table-cell>
          <table:table-cell office:value-type="string">
            <text:p>Lxs chicxs realizan actividades exploratorias de geometría</text:p>
          </table:table-cell>
          <table:table-cell office:value-type="string">
            <text:p>Geogebra</text:p>
          </table:table-cell>
          <table:table-cell office:value-type="string">
            <text:p>En parejas</text:p>
          </table:table-cell>
          <table:table-cell table:number-columns-repeated="249"/>
        </table:table-row>
        <table:table-row table:style-name="ro2">
          <table:table-cell office:value-type="string">
            <text:p>1º A</text:p>
          </table:table-cell>
          <table:table-cell office:value-type="string">
            <text:p>jue</text:p>
          </table:table-cell>
          <table:table-cell office:value-type="string">
            <text:p>30/5</text:p>
          </table:table-cell>
          <table:table-cell office:value-type="float" office:value="12">
            <text:p>12</text:p>
          </table:table-cell>
          <table:table-cell office:value-type="string">
            <text:p>Lxs chicxs terminan sus presentaciones sobre animales, luego las comparamos entre todxs y conversamos sobre las clasificaciones.</text:p>
          </table:table-cell>
          <table:table-cell office:value-type="string">
            <text:p>Libre Office Impress - Proyector</text:p>
          </table:table-cell>
          <table:table-cell office:value-type="string">
            <text:p>En grupos - Entre todxs</text:p>
          </table:table-cell>
          <table:table-cell table:number-columns-repeated="249"/>
        </table:table-row>
        <table:table-row table:style-name="ro18">
          <table:table-cell office:value-type="string">
            <text:p>3º A</text:p>
          </table:table-cell>
          <table:table-cell office:value-type="string">
            <text:p>vie</text:p>
          </table:table-cell>
          <table:table-cell office:value-type="string">
            <text:p>31/5</text:p>
          </table:table-cell>
          <table:table-cell office:value-type="float" office:value="12">
            <text:p>12</text:p>
          </table:table-cell>
          <table:table-cell office:value-type="string">
            <text:p>Lxs chicxs trabajan en el Mapa Interactivo de la Ciudad de Buenos Aires, utilizando sus diferentes funciones y buscando algunos puntos de la ciudad (la escuela, su casa, etc.) y registrando algunos recorridos, distancias y tiempos de viaje.</text:p>
          </table:table-cell>
          <table:table-cell office:value-type="string">
            <text:p>mapa.buenosaires.gob.ar - <text:s/>Proyector</text:p>
          </table:table-cell>
          <table:table-cell office:value-type="string">
            <text:p>En parejas</text:p>
          </table:table-cell>
          <table:table-cell table:number-columns-repeated="249"/>
        </table:table-row>
        <table:table-row table:style-name="ro6">
          <table:table-cell office:value-type="string">
            <text:p>5º A</text:p>
          </table:table-cell>
          <table:table-cell office:value-type="string">
            <text:p>vie</text:p>
          </table:table-cell>
          <table:table-cell office:value-type="string">
            <text:p>31/5</text:p>
          </table:table-cell>
          <table:table-cell office:value-type="float" office:value="12">
            <text:p>12</text:p>
          </table:table-cell>
          <table:table-cell office:value-type="string">
            <text:p>Lxs chicxs trabajan con la tercer actividad de geometría en Geogebra - Puesta en común entre todxs</text:p>
          </table:table-cell>
          <table:table-cell office:value-type="string">
            <text:p>Geogebra - Proyector</text:p>
          </table:table-cell>
          <table:table-cell office:value-type="string">
            <text:p>En parejas - Entre todxs</text:p>
          </table:table-cell>
          <table:table-cell table:number-columns-repeated="249"/>
        </table:table-row>
        <table:table-row table:style-name="ro22">
          <table:table-cell office:value-type="string">
            <text:p>3º B</text:p>
          </table:table-cell>
          <table:table-cell office:value-type="string">
            <text:p>lu</text:p>
          </table:table-cell>
          <table:table-cell table:style-name="ce3" office:value-type="float" office:value="41461">
            <text:p>7/6/2013</text:p>
          </table:table-cell>
          <table:table-cell office:value-type="float" office:value="13">
            <text:p>13</text:p>
          </table:table-cell>
          <table:table-cell office:value-type="string">
            <text:p>(Recuperación x clase suspendida): Conversamos sobre los diferentes criterios a utilizar a la hora de realizar una búsqueda significativa de información sobre un tema en Internet. Diferenciamos navegadores, buscadores, palabras clave para la búsqueda, tipos de páginas, fuentes. Luego, buscamos páginas de astronomía para chicxs y seleccionamos las tres que nos resultaron más útiles y confiables.</text:p>
          </table:table-cell>
          <table:table-cell office:value-type="string">
            <text:p>Proyector - Mozilla Firefox - google.com</text:p>
          </table:table-cell>
          <table:table-cell office:value-type="string">
            <text:p>Entre todxs</text:p>
          </table:table-cell>
          <table:table-cell table:number-columns-repeated="249"/>
        </table:table-row>
        <table:table-row table:style-name="ro10">
          <table:table-cell office:value-type="string">
            <text:p>6º A</text:p>
          </table:table-cell>
          <table:table-cell office:value-type="string">
            <text:p>lu</text:p>
          </table:table-cell>
          <table:table-cell table:style-name="ce3" office:value-type="float" office:value="41339">
            <text:p>3/6/2013</text:p>
          </table:table-cell>
          <table:table-cell office:value-type="float" office:value="13">
            <text:p>13</text:p>
          </table:table-cell>
          <table:table-cell office:value-type="string">
            <text:p>Exploración de la posibilidad de realizar gráficos a partir de planillas de cáclulo.</text:p>
          </table:table-cell>
          <table:table-cell office:value-type="string">
            <text:p>Libre Office Calc - función gráficos - Proyector</text:p>
          </table:table-cell>
          <table:table-cell office:value-type="string">
            <text:p>Entre todxs y en parejas</text:p>
          </table:table-cell>
          <table:table-cell table:number-columns-repeated="249"/>
        </table:table-row>
        <table:table-row table:style-name="ro8">
          <table:table-cell office:value-type="string">
            <text:p>6º B</text:p>
          </table:table-cell>
          <table:table-cell office:value-type="string">
            <text:p>lu</text:p>
          </table:table-cell>
          <table:table-cell table:style-name="ce3" office:value-type="float" office:value="41339">
            <text:p>3/6/2013</text:p>
          </table:table-cell>
          <table:table-cell office:value-type="float" office:value="13">
            <text:p>13</text:p>
          </table:table-cell>
          <table:table-cell table:number-columns-repeated="252"/>
        </table:table-row>
        <table:table-row table:style-name="ro8">
          <table:table-cell office:value-type="string">
            <text:p>4º A</text:p>
          </table:table-cell>
          <table:table-cell office:value-type="string">
            <text:p>lu</text:p>
          </table:table-cell>
          <table:table-cell table:style-name="ce3" office:value-type="float" office:value="41339">
            <text:p>3/6/2013</text:p>
          </table:table-cell>
          <table:table-cell office:value-type="float" office:value="13">
            <text:p>13</text:p>
          </table:table-cell>
          <table:table-cell office:value-type="string">
            <text:p>Alvar: </text:p>
          </table:table-cell>
          <table:table-cell table:number-columns-repeated="251"/>
        </table:table-row>
        <table:table-row table:style-name="ro8">
          <table:table-cell office:value-type="string">
            <text:p>2º B</text:p>
          </table:table-cell>
          <table:table-cell office:value-type="string">
            <text:p>ma</text:p>
          </table:table-cell>
          <table:table-cell table:style-name="ce3" office:value-type="float" office:value="41370">
            <text:p>4/6/2013</text:p>
          </table:table-cell>
          <table:table-cell office:value-type="float" office:value="13">
            <text:p>13</text:p>
          </table:table-cell>
          <table:table-cell office:value-type="string">
            <text:p>Alvar: </text:p>
          </table:table-cell>
          <table:table-cell table:number-columns-repeated="251"/>
        </table:table-row>
        <table:table-row table:style-name="ro12">
          <table:table-cell office:value-type="string">
            <text:p>2º A</text:p>
          </table:table-cell>
          <table:table-cell office:value-type="string">
            <text:p>mie</text:p>
          </table:table-cell>
          <table:table-cell table:style-name="ce3" office:value-type="float" office:value="41400">
            <text:p>5/6/2013</text:p>
          </table:table-cell>
          <table:table-cell office:value-type="float" office:value="13">
            <text:p>13</text:p>
          </table:table-cell>
          <table:table-cell office:value-type="string">
            <text:p>Lxs chicxs juegan juegos de cálculo mental</text:p>
          </table:table-cell>
          <table:table-cell office:value-type="string">
            <text:p>Mozilla Firefox - usaelcoco.com</text:p>
          </table:table-cell>
          <table:table-cell office:value-type="string">
            <text:p>En parejas</text:p>
          </table:table-cell>
          <table:table-cell table:number-columns-repeated="249"/>
        </table:table-row>
        <table:table-row table:style-name="ro8">
          <table:table-cell office:value-type="string">
            <text:p>6º A</text:p>
          </table:table-cell>
          <table:table-cell office:value-type="string">
            <text:p>mie</text:p>
          </table:table-cell>
          <table:table-cell table:style-name="ce3" office:value-type="float" office:value="41400">
            <text:p>5/6/2013</text:p>
          </table:table-cell>
          <table:table-cell office:value-type="float" office:value="13">
            <text:p>13</text:p>
          </table:table-cell>
          <table:table-cell office:value-type="string">
            <text:p>No tenemos clase</text:p>
          </table:table-cell>
          <table:table-cell table:number-columns-repeated="251"/>
        </table:table-row>
        <table:table-row table:style-name="ro8">
          <table:table-cell office:value-type="string">
            <text:p>6º B</text:p>
          </table:table-cell>
          <table:table-cell office:value-type="string">
            <text:p>mie</text:p>
          </table:table-cell>
          <table:table-cell table:style-name="ce3" office:value-type="float" office:value="41400">
            <text:p>5/6/2013</text:p>
          </table:table-cell>
          <table:table-cell office:value-type="float" office:value="13">
            <text:p>13</text:p>
          </table:table-cell>
          <table:table-cell office:value-type="string">
            <text:p>No tenemos clase</text:p>
          </table:table-cell>
          <table:table-cell table:number-columns-repeated="251"/>
        </table:table-row>
        <table:table-row table:style-name="ro1">
          <table:table-cell office:value-type="string">
            <text:p>7º A</text:p>
          </table:table-cell>
          <table:table-cell office:value-type="string">
            <text:p>mie</text:p>
          </table:table-cell>
          <table:table-cell table:style-name="ce3" office:value-type="float" office:value="41400">
            <text:p>5/6/2013</text:p>
          </table:table-cell>
          <table:table-cell office:value-type="float" office:value="13">
            <text:p>13</text:p>
          </table:table-cell>
          <table:table-cell office:value-type="string">
            <text:p>No tenemos clase por excursión</text:p>
          </table:table-cell>
          <table:table-cell table:number-columns-repeated="251"/>
        </table:table-row>
        <table:table-row table:style-name="ro2">
          <table:table-cell office:value-type="string">
            <text:p>1º A</text:p>
          </table:table-cell>
          <table:table-cell office:value-type="string">
            <text:p>jue</text:p>
          </table:table-cell>
          <table:table-cell table:style-name="ce3" office:value-type="float" office:value="41431">
            <text:p>6/6/2013</text:p>
          </table:table-cell>
          <table:table-cell office:value-type="float" office:value="13">
            <text:p>13</text:p>
          </table:table-cell>
          <table:table-cell office:value-type="string">
            <text:p>Vemos un video sobre reptiles. Luego, en una instancia de recuperacion de lo visto, realizamos un texto que reistra lo visto a través de un dictado al maestro.</text:p>
          </table:table-cell>
          <table:table-cell office:value-type="string">
            <text:p>Proyector - <text:s/>youtube.com - Libre Office Writer</text:p>
          </table:table-cell>
          <table:table-cell office:value-type="string">
            <text:p>Entre todxs</text:p>
          </table:table-cell>
          <table:table-cell table:number-columns-repeated="249"/>
        </table:table-row>
        <table:table-row table:style-name="ro23">
          <table:table-cell office:value-type="string">
            <text:p>3º A</text:p>
          </table:table-cell>
          <table:table-cell office:value-type="string">
            <text:p>vie</text:p>
          </table:table-cell>
          <table:table-cell table:style-name="ce3" office:value-type="float" office:value="41461">
            <text:p>7/6/2013</text:p>
          </table:table-cell>
          <table:table-cell office:value-type="float" office:value="13">
            <text:p>13</text:p>
          </table:table-cell>
          <table:table-cell office:value-type="string">
            <text:p>Conversamos sobre los diferentes criterios a utilizar a la hora de realizar una búsqueda significativa de información sobre un tema en Internet. Diferenciamos navegadores, buscadores, palabras clave para la búsqueda, tipos de páginas, fuentes. Luego, buscamos páginas de astronomía para chicxs y seleccionamos las tres que nos resultaron más útiles y confiables.</text:p>
          </table:table-cell>
          <table:table-cell office:value-type="string">
            <text:p>Proyector - Mozilla Firefox - google.com</text:p>
          </table:table-cell>
          <table:table-cell office:value-type="string">
            <text:p>Entre todxs</text:p>
          </table:table-cell>
          <table:table-cell table:number-columns-repeated="249"/>
        </table:table-row>
        <table:table-row table:style-name="ro7">
          <table:table-cell office:value-type="string">
            <text:p>5º A</text:p>
          </table:table-cell>
          <table:table-cell office:value-type="string">
            <text:p>vie</text:p>
          </table:table-cell>
          <table:table-cell table:style-name="ce3" office:value-type="float" office:value="41461">
            <text:p>7/6/2013</text:p>
          </table:table-cell>
          <table:table-cell office:value-type="float" office:value="13">
            <text:p>13</text:p>
          </table:table-cell>
          <table:table-cell office:value-type="string">
            <text:p>Miramos imágenes de la Revolución Industrial. Lxs chicxs anotan de forma libre los conceptos vistos en clase con los cuales pueden relacionar el material visual ofrecido por lxs maestrxs. Puesta en común.</text:p>
          </table:table-cell>
          <table:table-cell office:value-type="string">
            <text:p>Proyector - Visor de imágenes</text:p>
          </table:table-cell>
          <table:table-cell office:value-type="string">
            <text:p>Entre todxs - Individual</text:p>
          </table:table-cell>
          <table:table-cell table:number-columns-repeated="249"/>
        </table:table-row>
        <table:table-row table:style-name="ro24">
          <table:table-cell office:value-type="string">
            <text:p>3º B</text:p>
          </table:table-cell>
          <table:table-cell office:value-type="string">
            <text:p>lu</text:p>
          </table:table-cell>
          <table:table-cell table:style-name="ce3" office:value-type="float" office:value="41553">
            <text:p>10/6/2013</text:p>
          </table:table-cell>
          <table:table-cell office:value-type="float" office:value="14">
            <text:p>14</text:p>
          </table:table-cell>
          <table:table-cell office:value-type="string">
            <text:p>No tenemos clase. Suspende docente.</text:p>
          </table:table-cell>
          <table:table-cell table:number-columns-repeated="251"/>
        </table:table-row>
        <table:table-row table:style-name="ro24">
          <table:table-cell office:value-type="string">
            <text:p>6º A</text:p>
          </table:table-cell>
          <table:table-cell office:value-type="string">
            <text:p>lu</text:p>
          </table:table-cell>
          <table:table-cell table:style-name="ce3" office:value-type="float" office:value="41553">
            <text:p>10/6/2013</text:p>
          </table:table-cell>
          <table:table-cell office:value-type="float" office:value="14">
            <text:p>14</text:p>
          </table:table-cell>
          <table:table-cell office:value-type="string">
            <text:p>No tenemos clase. Actividad Kauffman</text:p>
          </table:table-cell>
          <table:table-cell table:number-columns-repeated="251"/>
        </table:table-row>
        <table:table-row table:style-name="ro24">
          <table:table-cell office:value-type="string">
            <text:p>6º B</text:p>
          </table:table-cell>
          <table:table-cell office:value-type="string">
            <text:p>lu</text:p>
          </table:table-cell>
          <table:table-cell table:style-name="ce3" office:value-type="float" office:value="41553">
            <text:p>10/6/2013</text:p>
          </table:table-cell>
          <table:table-cell office:value-type="float" office:value="14">
            <text:p>14</text:p>
          </table:table-cell>
          <table:table-cell office:value-type="string">
            <text:p>No tenemos clase. Actividad Kauffman</text:p>
          </table:table-cell>
          <table:table-cell table:number-columns-repeated="251"/>
        </table:table-row>
        <table:table-row table:style-name="ro25">
          <table:table-cell office:value-type="string">
            <text:p>4º A</text:p>
          </table:table-cell>
          <table:table-cell office:value-type="string">
            <text:p>lu</text:p>
          </table:table-cell>
          <table:table-cell table:style-name="ce3" office:value-type="float" office:value="41553">
            <text:p>10/6/2013</text:p>
          </table:table-cell>
          <table:table-cell office:value-type="float" office:value="14">
            <text:p>14</text:p>
          </table:table-cell>
          <table:table-cell office:value-type="string">
            <text:p>Lxs chicxs continúan diseñando portadas de diarios</text:p>
          </table:table-cell>
          <table:table-cell office:value-type="string">
            <text:p>Scribus</text:p>
          </table:table-cell>
          <table:table-cell table:number-columns-repeated="250"/>
        </table:table-row>
        <table:table-row table:style-name="ro26">
          <table:table-cell office:value-type="string">
            <text:p>2º B</text:p>
          </table:table-cell>
          <table:table-cell office:value-type="string">
            <text:p>ma</text:p>
          </table:table-cell>
          <table:table-cell table:style-name="ce3" office:value-type="float" office:value="41584">
            <text:p>11/6/2013</text:p>
          </table:table-cell>
          <table:table-cell office:value-type="float" office:value="14">
            <text:p>14</text:p>
          </table:table-cell>
          <table:table-cell office:value-type="string">
            <text:p>Los chicxs trabajan realizando redes conceptuales en las que unen diferentes materias primas (azúcar, harina) con los productos manufacturados que se hacen a partir de ellas.</text:p>
          </table:table-cell>
          <table:table-cell office:value-type="string">
            <text:p>Mapas Mentales – Proyector</text:p>
          </table:table-cell>
          <table:table-cell office:value-type="string">
            <text:p>En parejas</text:p>
          </table:table-cell>
          <table:table-cell table:number-columns-repeated="249"/>
        </table:table-row>
        <table:table-row table:style-name="ro26">
          <table:table-cell office:value-type="string">
            <text:p>2º A</text:p>
          </table:table-cell>
          <table:table-cell office:value-type="string">
            <text:p>mie</text:p>
          </table:table-cell>
          <table:table-cell table:style-name="ce3" office:value-type="float" office:value="41614">
            <text:p>12/6/2013</text:p>
          </table:table-cell>
          <table:table-cell office:value-type="float" office:value="14">
            <text:p>14</text:p>
          </table:table-cell>
          <table:table-cell office:value-type="string">
            <text:p>Los chicxs trabajan realizando redes conceptuales en las que unen diferentes materias primas (azúcar, harina) con los productos manufacturados que se hacen a partir de ellas.</text:p>
          </table:table-cell>
          <table:table-cell office:value-type="string">
            <text:p>Mapas Mentales – Proyector</text:p>
          </table:table-cell>
          <table:table-cell office:value-type="string">
            <text:p>En parejas</text:p>
          </table:table-cell>
          <table:table-cell table:number-columns-repeated="249"/>
        </table:table-row>
        <table:table-row table:style-name="ro24">
          <table:table-cell office:value-type="string">
            <text:p>6º A</text:p>
          </table:table-cell>
          <table:table-cell office:value-type="string">
            <text:p>mie</text:p>
          </table:table-cell>
          <table:table-cell table:style-name="ce3" office:value-type="float" office:value="41614">
            <text:p>12/6/2013</text:p>
          </table:table-cell>
          <table:table-cell office:value-type="float" office:value="14">
            <text:p>14</text:p>
          </table:table-cell>
          <table:table-cell office:value-type="string">
            <text:p>No tenemos clase</text:p>
          </table:table-cell>
          <table:table-cell table:number-columns-repeated="251"/>
        </table:table-row>
        <table:table-row table:style-name="ro25">
          <table:table-cell office:value-type="string">
            <text:p>6º B</text:p>
          </table:table-cell>
          <table:table-cell office:value-type="string">
            <text:p>mie</text:p>
          </table:table-cell>
          <table:table-cell table:style-name="ce3" office:value-type="float" office:value="41614">
            <text:p>12/6/2013</text:p>
          </table:table-cell>
          <table:table-cell office:value-type="float" office:value="14">
            <text:p>14</text:p>
          </table:table-cell>
          <table:table-cell office:value-type="string">
            <text:p>Lxs chicxs juegan con actividades de matemática para practicar divisiones.</text:p>
          </table:table-cell>
          <table:table-cell office:value-type="string">
            <text:p>Mozilla Firefox - <text:a xlink:href="http://resources.woodlands-junior.kent.sch.uk/maths/" xlink:type="simple">http://resources.woodlands-junior.kent.sch.uk/maths/</text:a></text:p>
          </table:table-cell>
          <table:table-cell office:value-type="string">
            <text:p>En parejas</text:p>
          </table:table-cell>
          <table:table-cell table:number-columns-repeated="249"/>
        </table:table-row>
        <table:table-row table:style-name="ro25">
          <table:table-cell office:value-type="string">
            <text:p>7º A</text:p>
          </table:table-cell>
          <table:table-cell office:value-type="string">
            <text:p>mie</text:p>
          </table:table-cell>
          <table:table-cell table:style-name="ce3" office:value-type="float" office:value="41614">
            <text:p>12/6/2013</text:p>
          </table:table-cell>
          <table:table-cell office:value-type="float" office:value="14">
            <text:p>14</text:p>
          </table:table-cell>
          <table:table-cell office:value-type="string">
            <text:p>Lxs chicxs resuelven una serie de consignas de construcción de figuras geometricas</text:p>
          </table:table-cell>
          <table:table-cell office:value-type="string">
            <text:p>Geogebra</text:p>
          </table:table-cell>
          <table:table-cell office:value-type="string">
            <text:p>En parejas</text:p>
          </table:table-cell>
          <table:table-cell table:number-columns-repeated="249"/>
        </table:table-row>
        <table:table-row table:style-name="ro24">
          <table:table-cell office:value-type="string">
            <text:p>1º A</text:p>
          </table:table-cell>
          <table:table-cell office:value-type="string">
            <text:p>jue</text:p>
          </table:table-cell>
          <table:table-cell office:value-type="string">
            <text:p>13/6</text:p>
          </table:table-cell>
          <table:table-cell office:value-type="float" office:value="14">
            <text:p>14</text:p>
          </table:table-cell>
          <table:table-cell office:value-type="string">
            <text:p>No tenemos clase por Reunión Facebook</text:p>
          </table:table-cell>
          <table:table-cell table:number-columns-repeated="251"/>
        </table:table-row>
        <table:table-row table:style-name="ro27">
          <table:table-cell office:value-type="string">
            <text:p>3º A</text:p>
          </table:table-cell>
          <table:table-cell office:value-type="string">
            <text:p>vie</text:p>
          </table:table-cell>
          <table:table-cell office:value-type="string">
            <text:p>14/6</text:p>
          </table:table-cell>
          <table:table-cell office:value-type="float" office:value="14">
            <text:p>14</text:p>
          </table:table-cell>
          <table:table-cell office:value-type="string">
            <text:p>Navegamos en un sitio web sobre astronomía, resultado de la búsqueda realizada la semana pasada. Leemos algunos textos sobre el universo.</text:p>
          </table:table-cell>
          <table:table-cell office:value-type="string">
            <text:p><text:a xlink:href="http://ntic.educacion.es/w3/eos/MaterialesEducativos/mem2000/astronomia/chicos/" xlink:type="simple">http://ntic.educacion.es/w3/eos/MaterialesEducativos/mem2000/astronomia/chicos/</text:a> - Mozilla Firefox – Proyector</text:p>
          </table:table-cell>
          <table:table-cell office:value-type="string">
            <text:p>Entre todxs</text:p>
          </table:table-cell>
          <table:table-cell table:number-columns-repeated="249"/>
        </table:table-row>
        <table:table-row table:style-name="ro25">
          <table:table-cell office:value-type="string">
            <text:p>5º A</text:p>
          </table:table-cell>
          <table:table-cell office:value-type="string">
            <text:p>vie</text:p>
          </table:table-cell>
          <table:table-cell office:value-type="string">
            <text:p>14/6</text:p>
          </table:table-cell>
          <table:table-cell office:value-type="float" office:value="14">
            <text:p>14</text:p>
          </table:table-cell>
          <table:table-cell office:value-type="string">
            <text:p>Miramos imágenes de la Revolución Industrial. Escribimos epígrafes para las mismas.</text:p>
          </table:table-cell>
          <table:table-cell office:value-type="string">
            <text:p>Visor de imágenes – Libre Office Writer – Proyector</text:p>
          </table:table-cell>
          <table:table-cell office:value-type="string">
            <text:p>Entre todxs</text:p>
          </table:table-cell>
          <table:table-cell table:number-columns-repeated="249"/>
        </table:table-row>
        <table:table-row table:style-name="ro25">
          <table:table-cell office:value-type="string">
            <text:p>3º B</text:p>
          </table:table-cell>
          <table:table-cell office:value-type="string">
            <text:p>lu</text:p>
          </table:table-cell>
          <table:table-cell table:style-name="ce4" office:value-type="date" office:date-value="2013-06-17">
            <text:p>17/06/13</text:p>
          </table:table-cell>
          <table:table-cell office:value-type="float" office:value="15">
            <text:p>15</text:p>
          </table:table-cell>
          <table:table-cell office:value-type="string">
            <text:p>Lxs chicxs trabajan con la tabla pitagórica, repasando las tablas de multiplicar</text:p>
          </table:table-cell>
          <table:table-cell office:value-type="string">
            <text:p>Mozilla Firefox - <text:a xlink:href="http://ntic.educacion.es/w3//eos/MaterialesEducativos/mem2008/matematicas_primaria/menuppal.html" xlink:type="simple">http://ntic.educacion.es/w3//eos/MaterialesEducativos/mem2008/matematicas_primaria/menuppal.html</text:a></text:p>
          </table:table-cell>
          <table:table-cell office:value-type="string">
            <text:p>En parejas</text:p>
          </table:table-cell>
          <table:table-cell table:number-columns-repeated="249"/>
        </table:table-row>
        <table:table-row table:style-name="ro26">
          <table:table-cell office:value-type="string">
            <text:p>6º A</text:p>
          </table:table-cell>
          <table:table-cell office:value-type="string">
            <text:p>lu</text:p>
          </table:table-cell>
          <table:table-cell table:style-name="ce4" office:value-type="date" office:date-value="2013-06-17">
            <text:p>17/06/13</text:p>
          </table:table-cell>
          <table:table-cell office:value-type="float" office:value="15">
            <text:p>15</text:p>
          </table:table-cell>
          <table:table-cell office:value-type="string">
            <text:p>Vemos el video “La formación de un país - Historia de un país. Argentina siglo XX” de Canal encuentro. Realizamos un repaso de lo trabajado en Historia en 5ºgrado, realiazando un mapa conceptual con los contenidos más importantes.</text:p>
          </table:table-cell>
          <table:table-cell office:value-type="string">
            <text:p>Mozilla Firefox – <text:a xlink:href="http://www.conectate.gov.ar/" xlink:type="simple">www.conectate.gov.ar</text:a> - CmapTools - <text:s/>Proyector</text:p>
          </table:table-cell>
          <table:table-cell office:value-type="string">
            <text:p>Entre todxs</text:p>
          </table:table-cell>
          <table:table-cell table:number-columns-repeated="249"/>
        </table:table-row>
        <table:table-row table:style-name="ro26">
          <table:table-cell office:value-type="string">
            <text:p>6º B</text:p>
          </table:table-cell>
          <table:table-cell office:value-type="string">
            <text:p>lu</text:p>
          </table:table-cell>
          <table:table-cell table:style-name="ce4" office:value-type="date" office:date-value="2013-06-17">
            <text:p>17/06/13</text:p>
          </table:table-cell>
          <table:table-cell office:value-type="float" office:value="15">
            <text:p>15</text:p>
          </table:table-cell>
          <table:table-cell office:value-type="string">
            <text:p>Vemos el video “La formación de un país - Historia de un país. Argentina siglo XX” de Canal encuentro. Realizamos un repaso de lo trabajado en Historia en 5ºgrado, realiazando un mapa conceptual con los contenidos más importantes.</text:p>
          </table:table-cell>
          <table:table-cell office:value-type="string">
            <text:p>Mozilla Firefox – <text:a xlink:href="http://www.conectate.gov.ar/" xlink:type="simple">www.conectate.gov.ar</text:a> - CmapTools - <text:s/>Proyector</text:p>
          </table:table-cell>
          <table:table-cell office:value-type="string">
            <text:p>Entre todxs</text:p>
          </table:table-cell>
          <table:table-cell table:number-columns-repeated="249"/>
        </table:table-row>
        <table:table-row table:style-name="ro24">
          <table:table-cell office:value-type="string">
            <text:p>4º A</text:p>
          </table:table-cell>
          <table:table-cell office:value-type="string">
            <text:p>lu</text:p>
          </table:table-cell>
          <table:table-cell table:style-name="ce4" office:value-type="date" office:date-value="2013-06-17">
            <text:p>17/06/13</text:p>
          </table:table-cell>
          <table:table-cell office:value-type="float" office:value="15">
            <text:p>15</text:p>
          </table:table-cell>
          <table:table-cell office:value-type="string">
            <text:p>No tenemos clase por suspensión maestra</text:p>
          </table:table-cell>
          <table:table-cell table:number-columns-repeated="251"/>
        </table:table-row>
        <table:table-row table:style-name="ro24">
          <table:table-cell office:value-type="string">
            <text:p>2º B</text:p>
          </table:table-cell>
          <table:table-cell office:value-type="string">
            <text:p>ma</text:p>
          </table:table-cell>
          <table:table-cell table:style-name="ce4" office:value-type="date" office:date-value="2013-06-18">
            <text:p>18/06/13</text:p>
          </table:table-cell>
          <table:table-cell office:value-type="float" office:value="15">
            <text:p>15</text:p>
          </table:table-cell>
          <table:table-cell table:number-columns-repeated="252"/>
        </table:table-row>
        <table:table-row table:style-name="ro24">
          <table:table-cell office:value-type="string">
            <text:p>2º A</text:p>
          </table:table-cell>
          <table:table-cell office:value-type="string">
            <text:p>mie</text:p>
          </table:table-cell>
          <table:table-cell table:style-name="ce4" office:value-type="date" office:date-value="2013-06-19">
            <text:p>19/06/13</text:p>
          </table:table-cell>
          <table:table-cell office:value-type="float" office:value="15">
            <text:p>15</text:p>
          </table:table-cell>
          <table:table-cell table:number-columns-repeated="252"/>
        </table:table-row>
        <table:table-row table:style-name="ro24">
          <table:table-cell office:value-type="string">
            <text:p>6º A</text:p>
          </table:table-cell>
          <table:table-cell office:value-type="string">
            <text:p>mie</text:p>
          </table:table-cell>
          <table:table-cell table:style-name="ce4" office:value-type="date" office:date-value="2013-06-19">
            <text:p>19/06/13</text:p>
          </table:table-cell>
          <table:table-cell office:value-type="float" office:value="15">
            <text:p>15</text:p>
          </table:table-cell>
          <table:table-cell table:number-columns-repeated="252"/>
        </table:table-row>
        <table:table-row table:style-name="ro24">
          <table:table-cell office:value-type="string">
            <text:p>6º B</text:p>
          </table:table-cell>
          <table:table-cell office:value-type="string">
            <text:p>mie</text:p>
          </table:table-cell>
          <table:table-cell table:style-name="ce4" office:value-type="date" office:date-value="2013-06-19">
            <text:p>19/06/13</text:p>
          </table:table-cell>
          <table:table-cell office:value-type="float" office:value="15">
            <text:p>15</text:p>
          </table:table-cell>
          <table:table-cell table:number-columns-repeated="252"/>
        </table:table-row>
        <table:table-row table:style-name="ro24">
          <table:table-cell office:value-type="string">
            <text:p>7º A</text:p>
          </table:table-cell>
          <table:table-cell office:value-type="string">
            <text:p>mie</text:p>
          </table:table-cell>
          <table:table-cell table:style-name="ce4" office:value-type="date" office:date-value="2013-06-19">
            <text:p>19/06/13</text:p>
          </table:table-cell>
          <table:table-cell office:value-type="float" office:value="15">
            <text:p>15</text:p>
          </table:table-cell>
          <table:table-cell table:number-columns-repeated="252"/>
        </table:table-row>
        <table:table-row table:style-name="ro27">
          <table:table-cell office:value-type="string">
            <text:p>1º A</text:p>
          </table:table-cell>
          <table:table-cell office:value-type="string">
            <text:p>jue</text:p>
          </table:table-cell>
          <table:table-cell table:style-name="ce4" office:value-type="date" office:date-value="2013-06-20">
            <text:p>20/06/13</text:p>
          </table:table-cell>
          <table:table-cell office:value-type="float" office:value="15">
            <text:p>15</text:p>
          </table:table-cell>
          <table:table-cell office:value-type="string">
            <text:p>notas para la enciclopedia. cierre del proyeto: con una red, hecha entre todxs con el proyector.</text:p>
          </table:table-cell>
          <table:table-cell table:style-name="ce7" office:value-type="string">
            <text:p>los chicxs buscan en youtube videos sobre reptiles, qué encontraron y cómo lo buscaron. puesta en comú, qué sirve y qué no.</text:p>
          </table:table-cell>
          <table:table-cell table:number-columns-repeated="250"/>
        </table:table-row>
        <table:table-row table:style-name="ro24">
          <table:table-cell office:value-type="string">
            <text:p>3º A</text:p>
          </table:table-cell>
          <table:table-cell office:value-type="string">
            <text:p>vie</text:p>
          </table:table-cell>
          <table:table-cell/>
          <table:table-cell office:value-type="float" office:value="15">
            <text:p>15</text:p>
          </table:table-cell>
          <table:table-cell table:number-columns-repeated="252"/>
        </table:table-row>
        <table:table-row table:style-name="ro24">
          <table:table-cell office:value-type="string">
            <text:p>5º A</text:p>
          </table:table-cell>
          <table:table-cell office:value-type="string">
            <text:p>vie</text:p>
          </table:table-cell>
          <table:table-cell/>
          <table:table-cell office:value-type="float" office:value="15">
            <text:p>15</text:p>
          </table:table-cell>
          <table:table-cell table:number-columns-repeated="252"/>
        </table:table-row>
        <table:table-row table:style-name="ro8" table:number-rows-repeated="487">
          <table:table-cell table:number-columns-repeated="256"/>
        </table:table-row>
        <table:table-row table:style-name="ro8">
          <table:table-cell table:number-columns-repeated="256"/>
        </table:table-row>
      </table:table>
      <table:named-expressions/>
      <table:database-ranges>
        <table:database-range table:name="__Anonymous_Sheet_DB__0" table:target-range-address="Sheet1.A1:Sheet1.I17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2P0" style:volatile="true">
      <number:currency-symbol/>
      <number:text> </number:text>
      <number:number number:decimal-places="0" number:min-integer-digits="1" number:grouping="true"/>
      <number:text> </number:text>
    </number:currency-style>
    <number:currency-style style:name="N112P1" style:volatile="true">
      <number:currency-symbol/>
      <number:text> (</number:text>
      <number:number number:decimal-places="0" number:min-integer-digits="1" number:grouping="true"/>
      <number:text>)</number:text>
    </number:currency-style>
    <number:currency-style style:name="N112P2" style:volatile="true">
      <number:currency-symbol/>
      <number:text>- </number:text>
    </number:currency-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6P0" style:volatile="true">
      <number:number number:decimal-places="0" number:min-integer-digits="1" number:grouping="true"/>
      <number:text> </number:text>
    </number:number-style>
    <number:number-style style:name="N116P1" style:volatile="true">
      <number:text>  (</number:text>
      <number:number number:decimal-places="0"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currency-style style:name="N119P0" style:volatile="true">
      <number:currency-symbol/>
      <number:text> </number:text>
      <number:number number:decimal-places="2" number:min-integer-digits="1" number:grouping="true"/>
      <number:text> </number:text>
    </number:currency-style>
    <number:currency-style style:name="N119P1" style:volatile="true">
      <number:currency-symbol/>
      <number:text> (</number:text>
      <number:number number:decimal-places="2"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2P0" style:volatile="true">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date-style style:name="N124P0" style:volatile="true">
      <number:month/>
      <number:text>/</number:text>
      <number:day/>
      <number:text>/</number:text>
      <number:year number:style="long"/>
    </number:date-style>
    <number:text-style style:name="N124">
      <number:text-content/>
      <style:map style:condition="value()&gt;=0" style:apply-style-name="N124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2"/>
    <style:style style:name="Currency_20__5b_0_5d_" style:display-name="Currency [0]" style:family="table-cell" style:parent-style-name="Default" style:data-style-name="N116"/>
    <style:style style:name="Comma" style:family="table-cell" style:parent-style-name="Default" style:data-style-name="N119"/>
    <style:style style:name="Comma_20__5b_0_5d_" style:display-name="Comma [0]" style:family="table-cell" style:parent-style-name="Default" style:data-style-name="N112"/>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7">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17T12:37:34</dc:date>
    <meta:editing-duration>P0D</meta:editing-duration>
    <meta:editing-cycles>2</meta:editing-cycles>
    <meta:generator>LibreOffice/3.5$Linux_X86_64 LibreOffice_project/350m1$Build-2</meta:generator>
    <meta:document-statistic meta:table-count="1" meta:cell-count="1134" meta:object-count="0"/>
  </office:meta>
</office:document-meta>
</file>